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s" table:style-name="ta1">
        <table:shapes>
          <draw:frame draw:z-index="0" draw:style-name="gr1" draw:text-style-name="P1" svg:width="19.957cm" svg:height="12.372cm" svg:x="18.887cm" svg:y="0.48cm">
            <draw:object draw:notify-on-update-of-ranges="freqs.A2:freqs.A56 freqs.C1:freqs.C1 freqs.C2:freqs.C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5.667cm" svg:y="12.998cm">
            <draw:object draw:notify-on-update-of-ranges="freqs.E1:freqs.E1 freqs.E2:freqs.E11 freqs.F1:freqs.F1 freqs.F2:freqs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847cm" svg:y="13.083cm">
            <draw:object draw:notify-on-update-of-ranges="freqs.E1:freqs.E1 freqs.E2:freqs.E11 freqs.G1:freqs.G1 freqs.G2:freqs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4.033cm" svg:y="27.273cm">
            <draw:object draw:notify-on-update-of-ranges="freqs.S1:freqs.S1 freqs.S2:freqs.S124 freqs.T1:freqs.T1 freqs.T2:freqs.T1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Bikes arriving</text:p>
          </table:table-cell>
          <table:table-cell table:style-name="ce3" office:value-type="string" calcext:value-type="string">
            <text:p>Bikes</text:p>
          </table:table-cell>
          <table:table-cell table:style-name="ce3" office:value-type="string" calcext:value-type="string">
            <text:p>Lambda</text:p>
          </table:table-cell>
          <table:table-cell table:style-name="ce3" office:value-type="string" calcext:value-type="string">
            <text:p>X=x</text:p>
          </table:table-cell>
          <table:table-cell table:style-name="ce3" office:value-type="string" calcext:value-type="string">
            <text:p>P(X=x)</text:p>
          </table:table-cell>
          <table:table-cell table:style-name="ce3" office:value-type="string" calcext:value-type="string">
            <text:p>P(X&lt;=x)</text:p>
          </table:table-cell>
          <table:table-cell table:style-name="ce3" table:number-columns-repeated="11"/>
          <table:table-cell table:style-name="ce3" office:value-type="string" calcext:value-type="string">
            <text:p>X=x</text:p>
          </table:table-cell>
          <table:table-cell table:style-name="ce3" office:value-type="string" calcext:value-type="string">
            <text:p>P(X=x)</text:p>
          </table:table-cell>
          <table:table-cell table:style-name="ce3" office:value-type="string" calcext:value-type="string">
            <text:p>P(X&lt;=x)</text:p>
          </table:table-cell>
          <table:table-cell table:style-name="ce3" table:number-columns-repeated="43"/>
        </table:table-row>
        <table:table-row table:style-name="ro2">
          <table:table-cell table:style-name="ce2" office:value-type="string" calcext:value-type="string">
            <text:p>00:10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table:formula="of:=SUM([.B2:.B56])/30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formula="of:=POISSON([.E2];[.D$2];0)" office:value-type="float" office:value="0.0742735782143339" calcext:value-type="float">
            <text:p>0.074273578214334</text:p>
          </table:table-cell>
          <table:table-cell table:formula="of:=POISSON([.E2];[.D$2];1)" office:value-type="float" office:value="0.0742735782143339" calcext:value-type="float">
            <text:p>0.074273578214334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POISSON([.S2];[.$D$2]*30;0)" office:value-type="float" office:value="1.33361481550226E-034" calcext:value-type="float">
            <text:p>1.33361481550226E-34</text:p>
          </table:table-cell>
          <table:table-cell table:formula="of:=POISSON([.S2];[.$D$2]*30;1)" office:value-type="float" office:value="1.33361481550226E-034" calcext:value-type="float">
            <text:p>1.33361481550226E-34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0:30</text:p>
          </table:table-cell>
          <table:table-cell office:value-type="float" office:value="3" calcext:value-type="float">
            <text:p>3</text:p>
          </table:table-cell>
          <table:table-cell table:formula="of:=[.C2]+[.B3]" office:value-type="float" office:value="6" calcext:value-type="float">
            <text:p>6</text:p>
          </table:table-cell>
          <table:table-cell office:value-type="string" calcext:value-type="string">
            <text:p>bikes per min</text:p>
          </table:table-cell>
          <table:table-cell table:formula="of:=[.E2]+1" office:value-type="float" office:value="1" calcext:value-type="float">
            <text:p>1</text:p>
          </table:table-cell>
          <table:table-cell table:formula="of:=POISSON([.E3];[.D$2];0)" office:value-type="float" office:value="0.193111303357268" calcext:value-type="float">
            <text:p>0.193111303357268</text:p>
          </table:table-cell>
          <table:table-cell table:formula="of:=POISSON([.E3];[.D$2];1)" office:value-type="float" office:value="0.267384881571602" calcext:value-type="float">
            <text:p>0.267384881571602</text:p>
          </table:table-cell>
          <table:table-cell table:number-columns-repeated="11"/>
          <table:table-cell table:formula="of:=[.S2]+1" office:value-type="float" office:value="1" calcext:value-type="float">
            <text:p>1</text:p>
          </table:table-cell>
          <table:table-cell table:formula="of:=POISSON([.S3];[.$D$2]*30;0)" office:value-type="float" office:value="1.04021955609176E-032" calcext:value-type="float">
            <text:p>1.04021955609176E-32</text:p>
          </table:table-cell>
          <table:table-cell table:formula="of:=POISSON([.S3];[.$D$2]*30;1)" office:value-type="float" office:value="1.05355570424679E-032" calcext:value-type="float">
            <text:p>1.05355570424679E-32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0:40</text:p>
          </table:table-cell>
          <table:table-cell office:value-type="float" office:value="1" calcext:value-type="float">
            <text:p>1</text:p>
          </table:table-cell>
          <table:table-cell table:formula="of:=[.C3]+[.B4]" office:value-type="float" office:value="7" calcext:value-type="float">
            <text:p>7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table:formula="of:=POISSON([.E4];[.D$2];0)" office:value-type="float" office:value="0.251044694364449" calcext:value-type="float">
            <text:p>0.251044694364449</text:p>
          </table:table-cell>
          <table:table-cell table:formula="of:=POISSON([.E4];[.D$2];1)" office:value-type="float" office:value="0.51842957593605" calcext:value-type="float">
            <text:p>0.51842957593605</text:p>
          </table:table-cell>
          <table:table-cell table:number-columns-repeated="11"/>
          <table:table-cell table:formula="of:=[.S3]+1" office:value-type="float" office:value="2" calcext:value-type="float">
            <text:p>2</text:p>
          </table:table-cell>
          <table:table-cell table:formula="of:=POISSON([.S4];[.$D$2]*30;0)" office:value-type="float" office:value="4.05685626875788E-031" calcext:value-type="float">
            <text:p>4.05685626875788E-31</text:p>
          </table:table-cell>
          <table:table-cell table:formula="of:=POISSON([.S4];[.$D$2]*30;1)" office:value-type="float" office:value="4.16221183918256E-031" calcext:value-type="float">
            <text:p>4.16221183918256E-31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1:00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8" calcext:value-type="float">
            <text:p>8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POISSON([.E5];[.D$2];0)" office:value-type="float" office:value="0.217572068449189" calcext:value-type="float">
            <text:p>0.217572068449189</text:p>
          </table:table-cell>
          <table:table-cell table:formula="of:=POISSON([.E5];[.D$2];1)" office:value-type="float" office:value="0.736001644385239" calcext:value-type="float">
            <text:p>0.736001644385239</text:p>
          </table:table-cell>
          <table:table-cell table:number-columns-repeated="11"/>
          <table:table-cell table:formula="of:=[.S4]+1" office:value-type="float" office:value="3" calcext:value-type="float">
            <text:p>3</text:p>
          </table:table-cell>
          <table:table-cell table:formula="of:=POISSON([.S5];[.$D$2]*30;0)" office:value-type="float" office:value="1.05478262987705E-029" calcext:value-type="float">
            <text:p>1.05478262987705E-29</text:p>
          </table:table-cell>
          <table:table-cell table:formula="of:=POISSON([.S5];[.$D$2]*30;1)" office:value-type="float" office:value="1.09640474826887E-029" calcext:value-type="float">
            <text:p>1.09640474826887E-2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1:20</text:p>
          </table:table-cell>
          <table:table-cell office:value-type="float" office:value="2" calcext:value-type="float">
            <text:p>2</text:p>
          </table:table-cell>
          <table:table-cell table:formula="of:=[.C5]+[.B6]" office:value-type="float" office:value="10" calcext:value-type="float">
            <text:p>10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table:formula="of:=POISSON([.E6];[.D$2];0)" office:value-type="float" office:value="0.141421844491973" calcext:value-type="float">
            <text:p>0.141421844491973</text:p>
          </table:table-cell>
          <table:table-cell table:formula="of:=POISSON([.E6];[.D$2];1)" office:value-type="float" office:value="0.877423488877212" calcext:value-type="float">
            <text:p>0.877423488877212</text:p>
          </table:table-cell>
          <table:table-cell table:number-columns-repeated="11"/>
          <table:table-cell table:formula="of:=[.S5]+1" office:value-type="float" office:value="4" calcext:value-type="float">
            <text:p>4</text:p>
          </table:table-cell>
          <table:table-cell table:formula="of:=POISSON([.S6];[.$D$2]*30;0)" office:value-type="float" office:value="2.05682612826024E-028" calcext:value-type="float">
            <text:p>2.05682612826024E-28</text:p>
          </table:table-cell>
          <table:table-cell table:formula="of:=POISSON([.S6];[.$D$2]*30;1)" office:value-type="float" office:value="2.16646660308713E-028" calcext:value-type="float">
            <text:p>2.16646660308713E-2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1:50</text:p>
          </table:table-cell>
          <table:table-cell office:value-type="float" office:value="3" calcext:value-type="float">
            <text:p>3</text:p>
          </table:table-cell>
          <table:table-cell table:formula="of:=[.C6]+[.B7]" office:value-type="float" office:value="13" calcext:value-type="float">
            <text:p>13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table:formula="of:=POISSON([.E7];[.D$2];0)" office:value-type="float" office:value="0.0735393591358258" calcext:value-type="float">
            <text:p>0.073539359135826</text:p>
          </table:table-cell>
          <table:table-cell table:formula="of:=POISSON([.E7];[.D$2];1)" office:value-type="float" office:value="0.950962848013038" calcext:value-type="float">
            <text:p>0.950962848013038</text:p>
          </table:table-cell>
          <table:table-cell table:number-columns-repeated="11"/>
          <table:table-cell table:formula="of:=[.S6]+1" office:value-type="float" office:value="5" calcext:value-type="float">
            <text:p>5</text:p>
          </table:table-cell>
          <table:table-cell table:formula="of:=POISSON([.S7];[.$D$2]*30;0)" office:value-type="float" office:value="3.20864876008598E-027" calcext:value-type="float">
            <text:p>3.20864876008598E-27</text:p>
          </table:table-cell>
          <table:table-cell table:formula="of:=POISSON([.S7];[.$D$2]*30;1)" office:value-type="float" office:value="3.4252954203947E-027" calcext:value-type="float">
            <text:p>3.4252954203947E-2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2:40</text:p>
          </table:table-cell>
          <table:table-cell office:value-type="float" office:value="3" calcext:value-type="float">
            <text:p>3</text:p>
          </table:table-cell>
          <table:table-cell table:formula="of:=[.C7]+[.B8]" office:value-type="float" office:value="16" calcext:value-type="float">
            <text:p>16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table:formula="of:=POISSON([.E8];[.D$2];0)" office:value-type="float" office:value="0.0318670556255245" calcext:value-type="float">
            <text:p>0.031867055625525</text:p>
          </table:table-cell>
          <table:table-cell table:formula="of:=POISSON([.E8];[.D$2];1)" office:value-type="float" office:value="0.982829903638562" calcext:value-type="float">
            <text:p>0.982829903638562</text:p>
          </table:table-cell>
          <table:table-cell table:number-columns-repeated="11"/>
          <table:table-cell table:formula="of:=[.S7]+1" office:value-type="float" office:value="6" calcext:value-type="float">
            <text:p>6</text:p>
          </table:table-cell>
          <table:table-cell table:formula="of:=POISSON([.S8];[.$D$2]*30;0)" office:value-type="float" office:value="4.17124338811178E-026" calcext:value-type="float">
            <text:p>4.17124338811178E-26</text:p>
          </table:table-cell>
          <table:table-cell table:formula="of:=POISSON([.S8];[.$D$2]*30;1)" office:value-type="float" office:value="4.51377293015125E-026" calcext:value-type="float">
            <text:p>4.51377293015125E-2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4:50</text:p>
          </table:table-cell>
          <table:table-cell office:value-type="float" office:value="4" calcext:value-type="float">
            <text:p>4</text:p>
          </table:table-cell>
          <table:table-cell table:formula="of:=[.C8]+[.B9]" office:value-type="float" office:value="20" calcext:value-type="float">
            <text:p>20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table:formula="of:=POISSON([.E9];[.D$2];0)" office:value-type="float" office:value="0.0118363349466234" calcext:value-type="float">
            <text:p>0.011836334946623</text:p>
          </table:table-cell>
          <table:table-cell table:formula="of:=POISSON([.E9];[.D$2];1)" office:value-type="float" office:value="0.994666238585186" calcext:value-type="float">
            <text:p>0.994666238585186</text:p>
          </table:table-cell>
          <table:table-cell table:number-columns-repeated="11"/>
          <table:table-cell table:formula="of:=[.S8]+1" office:value-type="float" office:value="7" calcext:value-type="float">
            <text:p>7</text:p>
          </table:table-cell>
          <table:table-cell table:formula="of:=POISSON([.S9];[.$D$2]*30;0)" office:value-type="float" office:value="4.64795691818169E-025" calcext:value-type="float">
            <text:p>4.64795691818169E-25</text:p>
          </table:table-cell>
          <table:table-cell table:formula="of:=POISSON([.S9];[.$D$2]*30;1)" office:value-type="float" office:value="5.09933421119682E-025" calcext:value-type="float">
            <text:p>5.09933421119682E-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5:50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21" calcext:value-type="float">
            <text:p>21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table:formula="of:=POISSON([.E10];[.D$2];0)" office:value-type="float" office:value="0.0038468088576526" calcext:value-type="float">
            <text:p>0.003846808857653</text:p>
          </table:table-cell>
          <table:table-cell table:formula="of:=POISSON([.E10];[.D$2];1)" office:value-type="float" office:value="0.998513047442838" calcext:value-type="float">
            <text:p>0.998513047442838</text:p>
          </table:table-cell>
          <table:table-cell table:number-columns-repeated="11"/>
          <table:table-cell table:formula="of:=[.S9]+1" office:value-type="float" office:value="8" calcext:value-type="float">
            <text:p>8</text:p>
          </table:table-cell>
          <table:table-cell table:formula="of:=POISSON([.S10];[.$D$2]*30;0)" office:value-type="float" office:value="4.53175799522715E-024" calcext:value-type="float">
            <text:p>4.53175799522715E-24</text:p>
          </table:table-cell>
          <table:table-cell table:formula="of:=POISSON([.S10];[.$D$2]*30;1)" office:value-type="float" office:value="5.04169141634683E-024" calcext:value-type="float">
            <text:p>5.04169141634683E-24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6:10</text:p>
          </table:table-cell>
          <table:table-cell office:value-type="float" office:value="3" calcext:value-type="float">
            <text:p>3</text:p>
          </table:table-cell>
          <table:table-cell table:formula="of:=[.C10]+[.B11]" office:value-type="float" office:value="24" calcext:value-type="float">
            <text:p>24</text:p>
          </table:table-cell>
          <table:table-cell/>
          <table:table-cell table:formula="of:=[.E10]+1" office:value-type="float" office:value="9" calcext:value-type="float">
            <text:p>9</text:p>
          </table:table-cell>
          <table:table-cell table:formula="of:=POISSON([.E11];[.D$2];0)" office:value-type="float" office:value="0.0011113003366552" calcext:value-type="float">
            <text:p>0.001111300336655</text:p>
          </table:table-cell>
          <table:table-cell table:formula="of:=POISSON([.E11];[.D$2];1)" office:value-type="float" office:value="0.999624347779493" calcext:value-type="float">
            <text:p>0.999624347779493</text:p>
          </table:table-cell>
          <table:table-cell table:number-columns-repeated="11"/>
          <table:table-cell table:formula="of:=[.S10]+1" office:value-type="float" office:value="9" calcext:value-type="float">
            <text:p>9</text:p>
          </table:table-cell>
          <table:table-cell table:formula="of:=POISSON([.S11];[.$D$2]*30;0)" office:value-type="float" office:value="3.92752359586353E-023" calcext:value-type="float">
            <text:p>3.92752359586353E-23</text:p>
          </table:table-cell>
          <table:table-cell table:formula="of:=POISSON([.S11];[.$D$2]*30;1)" office:value-type="float" office:value="4.43169273749821E-023" calcext:value-type="float">
            <text:p>4.43169273749821E-23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6:3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25" calcext:value-type="float">
            <text:p>25</text:p>
          </table:table-cell>
          <table:table-cell/>
          <table:table-cell table:formula="of:=[.E11]+1" office:value-type="float" office:value="10" calcext:value-type="float">
            <text:p>10</text:p>
          </table:table-cell>
          <table:table-cell table:formula="of:=POISSON([.E12];[.D$2];0)" office:value-type="float" office:value="0.000288938087530351" calcext:value-type="float">
            <text:p>0.00028893808753</text:p>
          </table:table-cell>
          <table:table-cell table:formula="of:=POISSON([.E12];[.D$2];1)" office:value-type="float" office:value="0.999913285867024" calcext:value-type="float">
            <text:p>0.999913285867024</text:p>
          </table:table-cell>
          <table:table-cell table:number-columns-repeated="11"/>
          <table:table-cell table:formula="of:=[.S11]+1" office:value-type="float" office:value="10" calcext:value-type="float">
            <text:p>10</text:p>
          </table:table-cell>
          <table:table-cell table:formula="of:=POISSON([.S12];[.$D$2]*30;0)" office:value-type="float" office:value="3.06346840477355E-022" calcext:value-type="float">
            <text:p>3.06346840477355E-22</text:p>
          </table:table-cell>
          <table:table-cell table:formula="of:=POISSON([.S12];[.$D$2]*30;1)" office:value-type="float" office:value="3.50663767852338E-022" calcext:value-type="float">
            <text:p>3.50663767852338E-22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6:45</text:p>
          </table:table-cell>
          <table:table-cell office:value-type="float" office:value="2" calcext:value-type="float">
            <text:p>2</text:p>
          </table:table-cell>
          <table:table-cell table:formula="of:=[.C12]+[.B13]" office:value-type="float" office:value="27" calcext:value-type="float">
            <text:p>27</text:p>
          </table:table-cell>
          <table:table-cell/>
          <table:table-cell table:formula="of:=[.E12]+1" office:value-type="float" office:value="11" calcext:value-type="float">
            <text:p>11</text:p>
          </table:table-cell>
          <table:table-cell table:formula="of:=POISSON([.E13];[.D$2];0)" office:value-type="float" office:value="0.0000682944570526284" calcext:value-type="float">
            <text:p>6.82944570526284E-05</text:p>
          </table:table-cell>
          <table:table-cell table:formula="of:=POISSON([.E13];[.D$2];1)" office:value-type="float" office:value="0.999981580324076" calcext:value-type="float">
            <text:p>0.999981580324076</text:p>
          </table:table-cell>
          <table:table-cell table:number-columns-repeated="11"/>
          <table:table-cell table:formula="of:=[.S12]+1" office:value-type="float" office:value="11" calcext:value-type="float">
            <text:p>11</text:p>
          </table:table-cell>
          <table:table-cell table:formula="of:=POISSON([.S13];[.$D$2]*30;0)" office:value-type="float" office:value="2.17227759611216E-021" calcext:value-type="float">
            <text:p>2.17227759611216E-21</text:p>
          </table:table-cell>
          <table:table-cell table:formula="of:=POISSON([.S13];[.$D$2]*30;1)" office:value-type="float" office:value="2.52294136396449E-021" calcext:value-type="float">
            <text:p>2.52294136396449E-21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7:10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28" calcext:value-type="float">
            <text:p>28</text:p>
          </table:table-cell>
          <table:table-cell/>
          <table:table-cell table:formula="of:=[.E13]+1" office:value-type="float" office:value="12" calcext:value-type="float">
            <text:p>12</text:p>
          </table:table-cell>
          <table:table-cell table:formula="of:=POISSON([.E14];[.D$2];0)" office:value-type="float" office:value="0.0000147971323614028" calcext:value-type="float">
            <text:p>1.47971323614028E-05</text:p>
          </table:table-cell>
          <table:table-cell table:formula="of:=POISSON([.E14];[.D$2];1)" office:value-type="float" office:value="0.999996377456438" calcext:value-type="float">
            <text:p>0.999996377456438</text:p>
          </table:table-cell>
          <table:table-cell table:number-columns-repeated="11"/>
          <table:table-cell table:formula="of:=[.S13]+1" office:value-type="float" office:value="12" calcext:value-type="float">
            <text:p>12</text:p>
          </table:table-cell>
          <table:table-cell table:formula="of:=POISSON([.S14];[.$D$2]*30;0)" office:value-type="float" office:value="1.4119804374729E-020" calcext:value-type="float">
            <text:p>1.4119804374729E-20</text:p>
          </table:table-cell>
          <table:table-cell table:formula="of:=POISSON([.S14];[.$D$2]*30;1)" office:value-type="float" office:value="1.66427457386935E-020" calcext:value-type="float">
            <text:p>1.66427457386935E-20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7:50</text:p>
          </table:table-cell>
          <table:table-cell office:value-type="float" office:value="2" calcext:value-type="float">
            <text:p>2</text:p>
          </table:table-cell>
          <table:table-cell table:formula="of:=[.C14]+[.B15]" office:value-type="float" office:value="30" calcext:value-type="float">
            <text:p>30</text:p>
          </table:table-cell>
          <table:table-cell/>
          <table:table-cell table:formula="of:=[.E14]+1" office:value-type="float" office:value="13" calcext:value-type="float">
            <text:p>13</text:p>
          </table:table-cell>
          <table:table-cell table:formula="of:=POISSON([.E15];[.D$2];0)" office:value-type="float" office:value="0.00000295942647228057" calcext:value-type="float">
            <text:p>2.95942647228057E-06</text:p>
          </table:table-cell>
          <table:table-cell table:formula="of:=POISSON([.E15];[.D$2];1)" office:value-type="float" office:value="0.99999933688291" calcext:value-type="float">
            <text:p>0.99999933688291</text:p>
          </table:table-cell>
          <table:table-cell table:number-columns-repeated="11"/>
          <table:table-cell table:formula="of:=[.S14]+1" office:value-type="float" office:value="13" calcext:value-type="float">
            <text:p>13</text:p>
          </table:table-cell>
          <table:table-cell table:formula="of:=POISSON([.S15];[.$D$2]*30;0)" office:value-type="float" office:value="8.47188262483741E-020" calcext:value-type="float">
            <text:p>8.47188262483741E-20</text:p>
          </table:table-cell>
          <table:table-cell table:formula="of:=POISSON([.S15];[.$D$2]*30;1)" office:value-type="float" office:value="1.01361571987068E-019" calcext:value-type="float">
            <text:p>1.01361571987068E-1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8:50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31" calcext:value-type="float">
            <text:p>31</text:p>
          </table:table-cell>
          <table:table-cell/>
          <table:table-cell table:formula="of:=[.E15]+1" office:value-type="float" office:value="14" calcext:value-type="float">
            <text:p>14</text:p>
          </table:table-cell>
          <table:table-cell table:formula="of:=POISSON([.E16];[.D$2];0)" office:value-type="float" office:value="0.000000549607773423534" calcext:value-type="float">
            <text:p>5.49607773423534E-07</text:p>
          </table:table-cell>
          <table:table-cell table:formula="of:=POISSON([.E16];[.D$2];1)" office:value-type="float" office:value="0.999999886490683" calcext:value-type="float">
            <text:p>0.999999886490683</text:p>
          </table:table-cell>
          <table:table-cell table:number-columns-repeated="11"/>
          <table:table-cell table:formula="of:=[.S15]+1" office:value-type="float" office:value="14" calcext:value-type="float">
            <text:p>14</text:p>
          </table:table-cell>
          <table:table-cell table:formula="of:=POISSON([.S16];[.$D$2]*30;0)" office:value-type="float" office:value="4.72004889098084E-019" calcext:value-type="float">
            <text:p>4.72004889098084E-19</text:p>
          </table:table-cell>
          <table:table-cell table:formula="of:=POISSON([.S16];[.$D$2]*30;1)" office:value-type="float" office:value="5.73366461085152E-019" calcext:value-type="float">
            <text:p>5.73366461085152E-1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9:00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32" calcext:value-type="float">
            <text:p>32</text:p>
          </table:table-cell>
          <table:table-cell/>
          <table:table-cell table:formula="of:=[.E16]+1" office:value-type="float" office:value="15" calcext:value-type="float">
            <text:p>15</text:p>
          </table:table-cell>
          <table:table-cell table:formula="of:=POISSON([.E17];[.D$2];0)" office:value-type="float" office:value="0.0000000952653473934125" calcext:value-type="float">
            <text:p>9.52653473934125E-08</text:p>
          </table:table-cell>
          <table:table-cell table:formula="of:=POISSON([.E17];[.D$2];1)" office:value-type="float" office:value="0.999999981756031" calcext:value-type="float">
            <text:p>0.999999981756031</text:p>
          </table:table-cell>
          <table:table-cell table:number-columns-repeated="11"/>
          <table:table-cell table:formula="of:=[.S16]+1" office:value-type="float" office:value="15" calcext:value-type="float">
            <text:p>15</text:p>
          </table:table-cell>
          <table:table-cell table:formula="of:=POISSON([.S17];[.$D$2]*30;0)" office:value-type="float" office:value="2.45442542331004E-018" calcext:value-type="float">
            <text:p>2.45442542331004E-18</text:p>
          </table:table-cell>
          <table:table-cell table:formula="of:=POISSON([.S17];[.$D$2]*30;1)" office:value-type="float" office:value="3.02779188439519E-018" calcext:value-type="float">
            <text:p>3.02779188439519E-1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09:10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33" calcext:value-type="float">
            <text:p>33</text:p>
          </table:table-cell>
          <table:table-cell/>
          <table:table-cell table:formula="of:=[.E17]+1" office:value-type="float" office:value="16" calcext:value-type="float">
            <text:p>16</text:p>
          </table:table-cell>
          <table:table-cell table:formula="of:=POISSON([.E18];[.D$2];0)" office:value-type="float" office:value="0.0000000154806189514295" calcext:value-type="float">
            <text:p>1.54806189514295E-08</text:p>
          </table:table-cell>
          <table:table-cell table:formula="of:=POISSON([.E18];[.D$2];1)" office:value-type="float" office:value="0.99999999723665" calcext:value-type="float">
            <text:p>0.99999999723665</text:p>
          </table:table-cell>
          <table:table-cell table:number-columns-repeated="11"/>
          <table:table-cell table:formula="of:=[.S17]+1" office:value-type="float" office:value="16" calcext:value-type="float">
            <text:p>16</text:p>
          </table:table-cell>
          <table:table-cell table:formula="of:=POISSON([.S18];[.$D$2]*30;0)" office:value-type="float" office:value="1.19653239386364E-017" calcext:value-type="float">
            <text:p>1.19653239386364E-17</text:p>
          </table:table-cell>
          <table:table-cell table:formula="of:=POISSON([.S18];[.$D$2]*30;1)" office:value-type="float" office:value="1.49931158230316E-017" calcext:value-type="float">
            <text:p>1.49931158230316E-1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0:10</text:p>
          </table:table-cell>
          <table:table-cell office:value-type="float" office:value="1" calcext:value-type="float">
            <text:p>1</text:p>
          </table:table-cell>
          <table:table-cell table:formula="of:=[.C18]+[.B19]" office:value-type="float" office:value="34" calcext:value-type="float">
            <text:p>34</text:p>
          </table:table-cell>
          <table:table-cell/>
          <table:table-cell table:formula="of:=[.E18]+1" office:value-type="float" office:value="17" calcext:value-type="float">
            <text:p>17</text:p>
          </table:table-cell>
          <table:table-cell table:formula="of:=POISSON([.E19];[.D$2];0)" office:value-type="float" office:value="0.00000000236762407492452" calcext:value-type="float">
            <text:p>2.36762407492452E-09</text:p>
          </table:table-cell>
          <table:table-cell table:formula="of:=POISSON([.E19];[.D$2];1)" office:value-type="float" office:value="0.999999999604274" calcext:value-type="float">
            <text:p>0.999999999604274</text:p>
          </table:table-cell>
          <table:table-cell table:number-columns-repeated="11"/>
          <table:table-cell table:formula="of:=[.S18]+1" office:value-type="float" office:value="17" calcext:value-type="float">
            <text:p>17</text:p>
          </table:table-cell>
          <table:table-cell table:formula="of:=POISSON([.S19];[.$D$2]*30;0)" office:value-type="float" office:value="5.48997216008025E-017" calcext:value-type="float">
            <text:p>5.48997216008025E-17</text:p>
          </table:table-cell>
          <table:table-cell table:formula="of:=POISSON([.S19];[.$D$2]*30;1)" office:value-type="float" office:value="6.98928374238341E-017" calcext:value-type="float">
            <text:p>6.98928374238341E-1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0:20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35" calcext:value-type="float">
            <text:p>35</text:p>
          </table:table-cell>
          <table:table-cell table:number-columns-repeated="15"/>
          <table:table-cell table:formula="of:=[.S19]+1" office:value-type="float" office:value="18" calcext:value-type="float">
            <text:p>18</text:p>
          </table:table-cell>
          <table:table-cell table:formula="of:=POISSON([.S20];[.$D$2]*30;0)" office:value-type="float" office:value="2.37898793603477E-016" calcext:value-type="float">
            <text:p>2.37898793603477E-16</text:p>
          </table:table-cell>
          <table:table-cell table:formula="of:=POISSON([.S20];[.$D$2]*30;1)" office:value-type="float" office:value="3.07791631027311E-016" calcext:value-type="float">
            <text:p>3.07791631027311E-1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0:55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36" calcext:value-type="float">
            <text:p>36</text:p>
          </table:table-cell>
          <table:table-cell table:number-columns-repeated="15"/>
          <table:table-cell table:formula="of:=[.S20]+1" office:value-type="float" office:value="19" calcext:value-type="float">
            <text:p>19</text:p>
          </table:table-cell>
          <table:table-cell table:formula="of:=POISSON([.S21];[.$D$2]*30;0)" office:value-type="float" office:value="9.7663715268796E-016" calcext:value-type="float">
            <text:p>9.7663715268796E-16</text:p>
          </table:table-cell>
          <table:table-cell table:formula="of:=POISSON([.S21];[.$D$2]*30;1)" office:value-type="float" office:value="1.28442878371527E-015" calcext:value-type="float">
            <text:p>1.28442878371527E-1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1:30</text:p>
          </table:table-cell>
          <table:table-cell office:value-type="float" office:value="1" calcext:value-type="float">
            <text:p>1</text:p>
          </table:table-cell>
          <table:table-cell table:formula="of:=[.C21]+[.B22]" office:value-type="float" office:value="37" calcext:value-type="float">
            <text:p>37</text:p>
          </table:table-cell>
          <table:table-cell table:number-columns-repeated="15"/>
          <table:table-cell table:formula="of:=[.S21]+1" office:value-type="float" office:value="20" calcext:value-type="float">
            <text:p>20</text:p>
          </table:table-cell>
          <table:table-cell table:formula="of:=POISSON([.S22];[.$D$2]*30;0)" office:value-type="float" office:value="3.80888489548304E-015" calcext:value-type="float">
            <text:p>3.80888489548304E-15</text:p>
          </table:table-cell>
          <table:table-cell table:formula="of:=POISSON([.S22];[.$D$2]*30;1)" office:value-type="float" office:value="5.09331367919831E-015" calcext:value-type="float">
            <text:p>5.09331367919831E-1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38" calcext:value-type="float">
            <text:p>38</text:p>
          </table:table-cell>
          <table:table-cell table:number-columns-repeated="15"/>
          <table:table-cell table:formula="of:=[.S22]+1" office:value-type="float" office:value="21" calcext:value-type="float">
            <text:p>21</text:p>
          </table:table-cell>
          <table:table-cell table:formula="of:=POISSON([.S23];[.$D$2]*30;0)" office:value-type="float" office:value="0.0000000000000141472867546513" calcext:value-type="float">
            <text:p>1.41472867546513E-14</text:p>
          </table:table-cell>
          <table:table-cell table:formula="of:=POISSON([.S23];[.$D$2]*30;1)" office:value-type="float" office:value="0.0000000000000192406004338496" calcext:value-type="float">
            <text:p>1.92406004338496E-14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2:50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39" calcext:value-type="float">
            <text:p>39</text:p>
          </table:table-cell>
          <table:table-cell table:number-columns-repeated="15"/>
          <table:table-cell table:formula="of:=[.S23]+1" office:value-type="float" office:value="22" calcext:value-type="float">
            <text:p>22</text:p>
          </table:table-cell>
          <table:table-cell table:formula="of:=POISSON([.S24];[.$D$2]*30;0)" office:value-type="float" office:value="0.0000000000000501585621301274" calcext:value-type="float">
            <text:p>5.01585621301274E-14</text:p>
          </table:table-cell>
          <table:table-cell table:formula="of:=POISSON([.S24];[.$D$2]*30;1)" office:value-type="float" office:value="0.000000000000069399162563977" calcext:value-type="float">
            <text:p>6.9399162563977E-14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3:00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40" calcext:value-type="float">
            <text:p>40</text:p>
          </table:table-cell>
          <table:table-cell table:number-columns-repeated="15"/>
          <table:table-cell table:formula="of:=[.S24]+1" office:value-type="float" office:value="23" calcext:value-type="float">
            <text:p>23</text:p>
          </table:table-cell>
          <table:table-cell table:formula="of:=POISSON([.S25];[.$D$2]*30;0)" office:value-type="float" office:value="0.000000000000170102949832606" calcext:value-type="float">
            <text:p>1.70102949832606E-13</text:p>
          </table:table-cell>
          <table:table-cell table:formula="of:=POISSON([.S25];[.$D$2]*30;1)" office:value-type="float" office:value="0.000000000000239502112396583" calcext:value-type="float">
            <text:p>2.39502112396583E-13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4:40</text:p>
          </table:table-cell>
          <table:table-cell office:value-type="float" office:value="1" calcext:value-type="float">
            <text:p>1</text:p>
          </table:table-cell>
          <table:table-cell table:formula="of:=[.C25]+[.B26]" office:value-type="float" office:value="41" calcext:value-type="float">
            <text:p>41</text:p>
          </table:table-cell>
          <table:table-cell table:number-columns-repeated="15"/>
          <table:table-cell table:formula="of:=[.S25]+1" office:value-type="float" office:value="24" calcext:value-type="float">
            <text:p>24</text:p>
          </table:table-cell>
          <table:table-cell table:formula="of:=POISSON([.S26];[.$D$2]*30;0)" office:value-type="float" office:value="0.000000000000552834586955969" calcext:value-type="float">
            <text:p>5.52834586955969E-13</text:p>
          </table:table-cell>
          <table:table-cell table:formula="of:=POISSON([.S26];[.$D$2]*30;1)" office:value-type="float" office:value="0.000000000000792336699352551" calcext:value-type="float">
            <text:p>7.92336699352551E-13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4:50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42" calcext:value-type="float">
            <text:p>42</text:p>
          </table:table-cell>
          <table:table-cell table:number-columns-repeated="15"/>
          <table:table-cell table:formula="of:=[.S26]+1" office:value-type="float" office:value="25" calcext:value-type="float">
            <text:p>25</text:p>
          </table:table-cell>
          <table:table-cell table:formula="of:=POISSON([.S27];[.$D$2]*30;0)" office:value-type="float" office:value="0.00000000000172484391130262" calcext:value-type="float">
            <text:p>1.72484391130262E-12</text:p>
          </table:table-cell>
          <table:table-cell table:formula="of:=POISSON([.S27];[.$D$2]*30;1)" office:value-type="float" office:value="0.00000000000251718061065517" calcext:value-type="float">
            <text:p>2.51718061065517E-12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43" calcext:value-type="float">
            <text:p>43</text:p>
          </table:table-cell>
          <table:table-cell table:number-columns-repeated="15"/>
          <table:table-cell table:formula="of:=[.S27]+1" office:value-type="float" office:value="26" calcext:value-type="float">
            <text:p>26</text:p>
          </table:table-cell>
          <table:table-cell table:formula="of:=POISSON([.S28];[.$D$2]*30;0)" office:value-type="float" office:value="0.00000000000517453173390787" calcext:value-type="float">
            <text:p>5.17453173390787E-12</text:p>
          </table:table-cell>
          <table:table-cell table:formula="of:=POISSON([.S28];[.$D$2]*30;1)" office:value-type="float" office:value="0.00000000000769171234456304" calcext:value-type="float">
            <text:p>7.69171234456304E-12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5:40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44" calcext:value-type="float">
            <text:p>44</text:p>
          </table:table-cell>
          <table:table-cell table:number-columns-repeated="15"/>
          <table:table-cell table:formula="of:=[.S28]+1" office:value-type="float" office:value="27" calcext:value-type="float">
            <text:p>27</text:p>
          </table:table-cell>
          <table:table-cell table:formula="of:=POISSON([.S29];[.$D$2]*30;0)" office:value-type="float" office:value="0.0000000000149486472312894" calcext:value-type="float">
            <text:p>1.49486472312894E-11</text:p>
          </table:table-cell>
          <table:table-cell table:formula="of:=POISSON([.S29];[.$D$2]*30;1)" office:value-type="float" office:value="0.0000000000226403595758524" calcext:value-type="float">
            <text:p>2.26403595758524E-11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6:00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45" calcext:value-type="float">
            <text:p>45</text:p>
          </table:table-cell>
          <table:table-cell table:number-columns-repeated="15"/>
          <table:table-cell table:formula="of:=[.S29]+1" office:value-type="float" office:value="28" calcext:value-type="float">
            <text:p>28</text:p>
          </table:table-cell>
          <table:table-cell table:formula="of:=POISSON([.S30];[.$D$2]*30;0)" office:value-type="float" office:value="0.0000000000416426601443062" calcext:value-type="float">
            <text:p>4.16426601443062E-11</text:p>
          </table:table-cell>
          <table:table-cell table:formula="of:=POISSON([.S30];[.$D$2]*30;1)" office:value-type="float" office:value="0.0000000000642830197201586" calcext:value-type="float">
            <text:p>6.42830197201586E-11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7:10</text:p>
          </table:table-cell>
          <table:table-cell office:value-type="float" office:value="2" calcext:value-type="float">
            <text:p>2</text:p>
          </table:table-cell>
          <table:table-cell table:formula="of:=[.C30]+[.B31]" office:value-type="float" office:value="47" calcext:value-type="float">
            <text:p>47</text:p>
          </table:table-cell>
          <table:table-cell table:number-columns-repeated="15"/>
          <table:table-cell table:formula="of:=[.S30]+1" office:value-type="float" office:value="29" calcext:value-type="float">
            <text:p>29</text:p>
          </table:table-cell>
          <table:table-cell table:formula="of:=POISSON([.S31];[.$D$2]*30;0)" office:value-type="float" office:value="0.000000000112004396250203" calcext:value-type="float">
            <text:p>1.12004396250203E-10</text:p>
          </table:table-cell>
          <table:table-cell table:formula="of:=POISSON([.S31];[.$D$2]*30;1)" office:value-type="float" office:value="0.000000000176287415970361" calcext:value-type="float">
            <text:p>1.76287415970361E-10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7:20</text:p>
          </table:table-cell>
          <table:table-cell office:value-type="float" office:value="1" calcext:value-type="float">
            <text:p>1</text:p>
          </table:table-cell>
          <table:table-cell table:formula="of:=[.C31]+[.B32]" office:value-type="float" office:value="48" calcext:value-type="float">
            <text:p>48</text:p>
          </table:table-cell>
          <table:table-cell table:number-columns-repeated="15"/>
          <table:table-cell table:formula="of:=[.S31]+1" office:value-type="float" office:value="30" calcext:value-type="float">
            <text:p>30</text:p>
          </table:table-cell>
          <table:table-cell table:formula="of:=POISSON([.S32];[.$D$2]*30;0)" office:value-type="float" office:value="0.000000000291211430250527" calcext:value-type="float">
            <text:p>2.91211430250527E-10</text:p>
          </table:table-cell>
          <table:table-cell table:formula="of:=POISSON([.S32];[.$D$2]*30;1)" office:value-type="float" office:value="0.000000000467498846220889" calcext:value-type="float">
            <text:p>4.67498846220889E-10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7:35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49" calcext:value-type="float">
            <text:p>49</text:p>
          </table:table-cell>
          <table:table-cell table:number-columns-repeated="15"/>
          <table:table-cell table:formula="of:=[.S32]+1" office:value-type="float" office:value="31" calcext:value-type="float">
            <text:p>31</text:p>
          </table:table-cell>
          <table:table-cell table:formula="of:=POISSON([.S33];[.$D$2]*30;0)" office:value-type="float" office:value="0.000000000732725534178747" calcext:value-type="float">
            <text:p>7.32725534178747E-10</text:p>
          </table:table-cell>
          <table:table-cell table:formula="of:=POISSON([.S33];[.$D$2]*30;1)" office:value-type="float" office:value="0.00000000120022438039964" calcext:value-type="float">
            <text:p>1.20022438039964E-0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7:50</text:p>
          </table:table-cell>
          <table:table-cell office:value-type="float" office:value="2" calcext:value-type="float">
            <text:p>2</text:p>
          </table:table-cell>
          <table:table-cell table:formula="of:=[.C33]+[.B34]" office:value-type="float" office:value="51" calcext:value-type="float">
            <text:p>51</text:p>
          </table:table-cell>
          <table:table-cell table:number-columns-repeated="15"/>
          <table:table-cell table:formula="of:=[.S33]+1" office:value-type="float" office:value="32" calcext:value-type="float">
            <text:p>32</text:p>
          </table:table-cell>
          <table:table-cell table:formula="of:=POISSON([.S34];[.$D$2]*30;0)" office:value-type="float" office:value="0.00000000178601848956069" calcext:value-type="float">
            <text:p>1.78601848956069E-09</text:p>
          </table:table-cell>
          <table:table-cell table:formula="of:=POISSON([.S34];[.$D$2]*30;1)" office:value-type="float" office:value="0.00000000298624286996033" calcext:value-type="float">
            <text:p>2.98624286996033E-0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8:10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52" calcext:value-type="float">
            <text:p>52</text:p>
          </table:table-cell>
          <table:table-cell table:number-columns-repeated="15"/>
          <table:table-cell table:formula="of:=[.S34]+1" office:value-type="float" office:value="33" calcext:value-type="float">
            <text:p>33</text:p>
          </table:table-cell>
          <table:table-cell table:formula="of:=POISSON([.S35];[.$D$2]*30;0)" office:value-type="float" office:value="0.00000000422149824805255" calcext:value-type="float">
            <text:p>4.22149824805255E-09</text:p>
          </table:table-cell>
          <table:table-cell table:formula="of:=POISSON([.S35];[.$D$2]*30;1)" office:value-type="float" office:value="0.00000000720774111801288" calcext:value-type="float">
            <text:p>7.20774111801288E-09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19:05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53" calcext:value-type="float">
            <text:p>53</text:p>
          </table:table-cell>
          <table:table-cell table:number-columns-repeated="15"/>
          <table:table-cell table:formula="of:=[.S35]+1" office:value-type="float" office:value="34" calcext:value-type="float">
            <text:p>34</text:p>
          </table:table-cell>
          <table:table-cell table:formula="of:=POISSON([.S36];[.$D$2]*30;0)" office:value-type="float" office:value="0.00000000968461362788526" calcext:value-type="float">
            <text:p>9.68461362788526E-09</text:p>
          </table:table-cell>
          <table:table-cell table:formula="of:=POISSON([.S36];[.$D$2]*30;1)" office:value-type="float" office:value="0.0000000168923547458981" calcext:value-type="float">
            <text:p>1.68923547458981E-0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0:40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54" calcext:value-type="float">
            <text:p>54</text:p>
          </table:table-cell>
          <table:table-cell table:number-columns-repeated="15"/>
          <table:table-cell table:formula="of:=[.S36]+1" office:value-type="float" office:value="35" calcext:value-type="float">
            <text:p>35</text:p>
          </table:table-cell>
          <table:table-cell table:formula="of:=POISSON([.S37];[.$D$2]*30;0)" office:value-type="float" office:value="0.0000000215828532278586" calcext:value-type="float">
            <text:p>2.15828532278586E-08</text:p>
          </table:table-cell>
          <table:table-cell table:formula="of:=POISSON([.S37];[.$D$2]*30;1)" office:value-type="float" office:value="0.0000000384752079737567" calcext:value-type="float">
            <text:p>3.84752079737567E-0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1:15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55" calcext:value-type="float">
            <text:p>55</text:p>
          </table:table-cell>
          <table:table-cell table:number-columns-repeated="15"/>
          <table:table-cell table:formula="of:=[.S37]+1" office:value-type="float" office:value="36" calcext:value-type="float">
            <text:p>36</text:p>
          </table:table-cell>
          <table:table-cell table:formula="of:=POISSON([.S38];[.$D$2]*30;0)" office:value-type="float" office:value="0.0000000467628486603603" calcext:value-type="float">
            <text:p>4.67628486603603E-08</text:p>
          </table:table-cell>
          <table:table-cell table:formula="of:=POISSON([.S38];[.$D$2]*30;1)" office:value-type="float" office:value="0.000000085238056634117" calcext:value-type="float">
            <text:p>8.5238056634117E-0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1:30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56" calcext:value-type="float">
            <text:p>56</text:p>
          </table:table-cell>
          <table:table-cell table:number-columns-repeated="15"/>
          <table:table-cell table:formula="of:=[.S38]+1" office:value-type="float" office:value="37" calcext:value-type="float">
            <text:p>37</text:p>
          </table:table-cell>
          <table:table-cell table:formula="of:=POISSON([.S39];[.$D$2]*30;0)" office:value-type="float" office:value="0.0000000985811404191379" calcext:value-type="float">
            <text:p>9.85811404191379E-08</text:p>
          </table:table-cell>
          <table:table-cell table:formula="of:=POISSON([.S39];[.$D$2]*30;1)" office:value-type="float" office:value="0.000000183819197053255" calcext:value-type="float">
            <text:p>1.83819197053255E-0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1:40</text:p>
          </table:table-cell>
          <table:table-cell office:value-type="float" office:value="3" calcext:value-type="float">
            <text:p>3</text:p>
          </table:table-cell>
          <table:table-cell table:formula="of:=[.C39]+[.B40]" office:value-type="float" office:value="59" calcext:value-type="float">
            <text:p>59</text:p>
          </table:table-cell>
          <table:table-cell table:number-columns-repeated="15"/>
          <table:table-cell table:formula="of:=[.S39]+1" office:value-type="float" office:value="38" calcext:value-type="float">
            <text:p>38</text:p>
          </table:table-cell>
          <table:table-cell table:formula="of:=POISSON([.S40];[.$D$2]*30;0)" office:value-type="float" office:value="0.000000202350761912967" calcext:value-type="float">
            <text:p>2.02350761912967E-07</text:p>
          </table:table-cell>
          <table:table-cell table:formula="of:=POISSON([.S40];[.$D$2]*30;1)" office:value-type="float" office:value="0.000000386169958966222" calcext:value-type="float">
            <text:p>3.86169958966222E-0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1:55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60" calcext:value-type="float">
            <text:p>60</text:p>
          </table:table-cell>
          <table:table-cell table:number-columns-repeated="15"/>
          <table:table-cell table:formula="of:=[.S40]+1" office:value-type="float" office:value="39" calcext:value-type="float">
            <text:p>39</text:p>
          </table:table-cell>
          <table:table-cell table:formula="of:=POISSON([.S41];[.$D$2]*30;0)" office:value-type="float" office:value="0.000000404701523825934" calcext:value-type="float">
            <text:p>4.04701523825934E-07</text:p>
          </table:table-cell>
          <table:table-cell table:formula="of:=POISSON([.S41];[.$D$2]*30;1)" office:value-type="float" office:value="0.000000790871482792156" calcext:value-type="float">
            <text:p>7.90871482792156E-0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2:10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61" calcext:value-type="float">
            <text:p>61</text:p>
          </table:table-cell>
          <table:table-cell table:number-columns-repeated="15"/>
          <table:table-cell table:formula="of:=[.S41]+1" office:value-type="float" office:value="40" calcext:value-type="float">
            <text:p>40</text:p>
          </table:table-cell>
          <table:table-cell table:formula="of:=POISSON([.S42];[.$D$2]*30;0)" office:value-type="float" office:value="0.000000789167971460572" calcext:value-type="float">
            <text:p>7.89167971460572E-07</text:p>
          </table:table-cell>
          <table:table-cell table:formula="of:=POISSON([.S42];[.$D$2]*30;1)" office:value-type="float" office:value="0.00000158003945425273" calcext:value-type="float">
            <text:p>1.58003945425273E-0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2:30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62" calcext:value-type="float">
            <text:p>62</text:p>
          </table:table-cell>
          <table:table-cell table:number-columns-repeated="15"/>
          <table:table-cell table:formula="of:=[.S42]+1" office:value-type="float" office:value="41" calcext:value-type="float">
            <text:p>41</text:p>
          </table:table-cell>
          <table:table-cell table:formula="of:=POISSON([.S43];[.$D$2]*30;0)" office:value-type="float" office:value="0.00000150134394570548" calcext:value-type="float">
            <text:p>1.50134394570548E-06</text:p>
          </table:table-cell>
          <table:table-cell table:formula="of:=POISSON([.S43];[.$D$2]*30;1)" office:value-type="float" office:value="0.00000308138339995821" calcext:value-type="float">
            <text:p>3.08138339995821E-0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2:30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63" calcext:value-type="float">
            <text:p>63</text:p>
          </table:table-cell>
          <table:table-cell table:number-columns-repeated="15"/>
          <table:table-cell table:formula="of:=[.S43]+1" office:value-type="float" office:value="42" calcext:value-type="float">
            <text:p>42</text:p>
          </table:table-cell>
          <table:table-cell table:formula="of:=POISSON([.S44];[.$D$2]*30;0)" office:value-type="float" office:value="0.0000027882101848816" calcext:value-type="float">
            <text:p>2.7882101848816E-06</text:p>
          </table:table-cell>
          <table:table-cell table:formula="of:=POISSON([.S44];[.$D$2]*30;1)" office:value-type="float" office:value="0.00000586959358483981" calcext:value-type="float">
            <text:p>5.86959358483981E-0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3:00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64" calcext:value-type="float">
            <text:p>64</text:p>
          </table:table-cell>
          <table:table-cell table:number-columns-repeated="15"/>
          <table:table-cell table:formula="of:=[.S44]+1" office:value-type="float" office:value="43" calcext:value-type="float">
            <text:p>43</text:p>
          </table:table-cell>
          <table:table-cell table:formula="of:=POISSON([.S45];[.$D$2]*30;0)" office:value-type="float" office:value="0.00000505768359118058" calcext:value-type="float">
            <text:p>5.05768359118058E-06</text:p>
          </table:table-cell>
          <table:table-cell table:formula="of:=POISSON([.S45];[.$D$2]*30;1)" office:value-type="float" office:value="0.0000109272771760204" calcext:value-type="float">
            <text:p>1.09272771760204E-0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3:40</text:p>
          </table:table-cell>
          <table:table-cell office:value-type="float" office:value="2" calcext:value-type="float">
            <text:p>2</text:p>
          </table:table-cell>
          <table:table-cell table:formula="of:=[.C45]+[.B46]" office:value-type="float" office:value="66" calcext:value-type="float">
            <text:p>66</text:p>
          </table:table-cell>
          <table:table-cell table:number-columns-repeated="15"/>
          <table:table-cell table:formula="of:=[.S45]+1" office:value-type="float" office:value="44" calcext:value-type="float">
            <text:p>44</text:p>
          </table:table-cell>
          <table:table-cell table:formula="of:=POISSON([.S46];[.$D$2]*30;0)" office:value-type="float" office:value="0.00000896589363891103" calcext:value-type="float">
            <text:p>8.96589363891103E-06</text:p>
          </table:table-cell>
          <table:table-cell table:formula="of:=POISSON([.S46];[.$D$2]*30;1)" office:value-type="float" office:value="0.0000198931708149314" calcext:value-type="float">
            <text:p>1.98931708149314E-0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3:50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67" calcext:value-type="float">
            <text:p>67</text:p>
          </table:table-cell>
          <table:table-cell table:number-columns-repeated="15"/>
          <table:table-cell table:formula="of:=[.S46]+1" office:value-type="float" office:value="45" calcext:value-type="float">
            <text:p>45</text:p>
          </table:table-cell>
          <table:table-cell table:formula="of:=POISSON([.S47];[.$D$2]*30;0)" office:value-type="float" office:value="0.0000155408823074458" calcext:value-type="float">
            <text:p>1.55408823074458E-05</text:p>
          </table:table-cell>
          <table:table-cell table:formula="of:=POISSON([.S47];[.$D$2]*30;1)" office:value-type="float" office:value="0.0000354340531223772" calcext:value-type="float">
            <text:p>3.54340531223772E-0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5:05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68" calcext:value-type="float">
            <text:p>68</text:p>
          </table:table-cell>
          <table:table-cell table:number-columns-repeated="15"/>
          <table:table-cell table:formula="of:=[.S47]+1" office:value-type="float" office:value="46" calcext:value-type="float">
            <text:p>46</text:p>
          </table:table-cell>
          <table:table-cell table:formula="of:=POISSON([.S48];[.$D$2]*30;0)" office:value-type="float" office:value="0.0000263519308691472" calcext:value-type="float">
            <text:p>2.63519308691472E-05</text:p>
          </table:table-cell>
          <table:table-cell table:formula="of:=POISSON([.S48];[.$D$2]*30;1)" office:value-type="float" office:value="0.0000617859839915244" calcext:value-type="float">
            <text:p>6.17859839915244E-0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5:30</text:p>
          </table:table-cell>
          <table:table-cell office:value-type="float" office:value="2" calcext:value-type="float">
            <text:p>2</text:p>
          </table:table-cell>
          <table:table-cell table:formula="of:=[.C48]+[.B49]" office:value-type="float" office:value="70" calcext:value-type="float">
            <text:p>70</text:p>
          </table:table-cell>
          <table:table-cell table:number-columns-repeated="15"/>
          <table:table-cell table:formula="of:=[.S48]+1" office:value-type="float" office:value="47" calcext:value-type="float">
            <text:p>47</text:p>
          </table:table-cell>
          <table:table-cell table:formula="of:=POISSON([.S49];[.$D$2]*30;0)" office:value-type="float" office:value="0.0000437329916551805" calcext:value-type="float">
            <text:p>4.37329916551805E-05</text:p>
          </table:table-cell>
          <table:table-cell table:formula="of:=POISSON([.S49];[.$D$2]*30;1)" office:value-type="float" office:value="0.000105518975646705" calcext:value-type="float">
            <text:p>0.00010551897564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5:50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71" calcext:value-type="float">
            <text:p>71</text:p>
          </table:table-cell>
          <table:table-cell table:number-columns-repeated="15"/>
          <table:table-cell table:formula="of:=[.S49]+1" office:value-type="float" office:value="48" calcext:value-type="float">
            <text:p>48</text:p>
          </table:table-cell>
          <table:table-cell table:formula="of:=POISSON([.S50];[.$D$2]*30;0)" office:value-type="float" office:value="0.0000710661114396683" calcext:value-type="float">
            <text:p>7.10661114396683E-05</text:p>
          </table:table-cell>
          <table:table-cell table:formula="of:=POISSON([.S50];[.$D$2]*30;1)" office:value-type="float" office:value="0.000176585087086373" calcext:value-type="float">
            <text:p>0.000176585087086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6:00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72" calcext:value-type="float">
            <text:p>72</text:p>
          </table:table-cell>
          <table:table-cell table:number-columns-repeated="15"/>
          <table:table-cell table:formula="of:=[.S50]+1" office:value-type="float" office:value="49" calcext:value-type="float">
            <text:p>49</text:p>
          </table:table-cell>
          <table:table-cell table:formula="of:=POISSON([.S51];[.$D$2]*30;0)" office:value-type="float" office:value="0.000113125646781513" calcext:value-type="float">
            <text:p>0.000113125646782</text:p>
          </table:table-cell>
          <table:table-cell table:formula="of:=POISSON([.S51];[.$D$2]*30;1)" office:value-type="float" office:value="0.000289710733867886" calcext:value-type="float">
            <text:p>0.00028971073386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6:40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73" calcext:value-type="float">
            <text:p>73</text:p>
          </table:table-cell>
          <table:table-cell table:number-columns-repeated="15"/>
          <table:table-cell table:formula="of:=[.S51]+1" office:value-type="float" office:value="50" calcext:value-type="float">
            <text:p>50</text:p>
          </table:table-cell>
          <table:table-cell table:formula="of:=POISSON([.S52];[.$D$2]*30;0)" office:value-type="float" office:value="0.00017647600897916" calcext:value-type="float">
            <text:p>0.000176476008979</text:p>
          </table:table-cell>
          <table:table-cell table:formula="of:=POISSON([.S52];[.$D$2]*30;1)" office:value-type="float" office:value="0.000466186742847046" calcext:value-type="float">
            <text:p>0.000466186742847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8:00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74" calcext:value-type="float">
            <text:p>74</text:p>
          </table:table-cell>
          <table:table-cell table:number-columns-repeated="15"/>
          <table:table-cell table:formula="of:=[.S52]+1" office:value-type="float" office:value="51" calcext:value-type="float">
            <text:p>51</text:p>
          </table:table-cell>
          <table:table-cell table:formula="of:=POISSON([.S53];[.$D$2]*30;0)" office:value-type="float" office:value="0.000269904484321068" calcext:value-type="float">
            <text:p>0.000269904484321</text:p>
          </table:table-cell>
          <table:table-cell table:formula="of:=POISSON([.S53];[.$D$2]*30;1)" office:value-type="float" office:value="0.000736091227168114" calcext:value-type="float">
            <text:p>0.00073609122716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8:15</text:p>
          </table:table-cell>
          <table:table-cell office:value-type="float" office:value="2" calcext:value-type="float">
            <text:p>2</text:p>
          </table:table-cell>
          <table:table-cell table:formula="of:=[.C53]+[.B54]" office:value-type="float" office:value="76" calcext:value-type="float">
            <text:p>76</text:p>
          </table:table-cell>
          <table:table-cell table:number-columns-repeated="15"/>
          <table:table-cell table:formula="of:=[.S53]+1" office:value-type="float" office:value="52" calcext:value-type="float">
            <text:p>52</text:p>
          </table:table-cell>
          <table:table-cell table:formula="of:=POISSON([.S54];[.$D$2]*30;0)" office:value-type="float" office:value="0.000404856726481602" calcext:value-type="float">
            <text:p>0.000404856726482</text:p>
          </table:table-cell>
          <table:table-cell table:formula="of:=POISSON([.S54];[.$D$2]*30;1)" office:value-type="float" office:value="0.00114094795364972" calcext:value-type="float">
            <text:p>0.0011409479536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8:25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77" calcext:value-type="float">
            <text:p>77</text:p>
          </table:table-cell>
          <table:table-cell table:number-columns-repeated="15"/>
          <table:table-cell table:formula="of:=[.S54]+1" office:value-type="float" office:value="53" calcext:value-type="float">
            <text:p>53</text:p>
          </table:table-cell>
          <table:table-cell table:formula="of:=POISSON([.S55];[.$D$2]*30;0)" office:value-type="float" office:value="0.000595826880482358" calcext:value-type="float">
            <text:p>0.000595826880482</text:p>
          </table:table-cell>
          <table:table-cell table:formula="of:=POISSON([.S55];[.$D$2]*30;1)" office:value-type="float" office:value="0.00173677483413207" calcext:value-type="float">
            <text:p>0.001736774834132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28:40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78" calcext:value-type="float">
            <text:p>78</text:p>
          </table:table-cell>
          <table:table-cell table:number-columns-repeated="15"/>
          <table:table-cell table:formula="of:=[.S55]+1" office:value-type="float" office:value="54" calcext:value-type="float">
            <text:p>54</text:p>
          </table:table-cell>
          <table:table-cell table:formula="of:=POISSON([.S56];[.$D$2]*30;0)" office:value-type="float" office:value="0.000860638827363406" calcext:value-type="float">
            <text:p>0.000860638827363</text:p>
          </table:table-cell>
          <table:table-cell table:formula="of:=POISSON([.S56];[.$D$2]*30;1)" office:value-type="float" office:value="0.00259741366149548" calcext:value-type="float">
            <text:p>0.00259741366149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56]+1" office:value-type="float" office:value="55" calcext:value-type="float">
            <text:p>55</text:p>
          </table:table-cell>
          <table:table-cell table:formula="of:=POISSON([.S57];[.$D$2]*30;0)" office:value-type="float" office:value="0.0012205423369881" calcext:value-type="float">
            <text:p>0.001220542336988</text:p>
          </table:table-cell>
          <table:table-cell table:formula="of:=POISSON([.S57];[.$D$2]*30;1)" office:value-type="float" office:value="0.00381795599848358" calcext:value-type="float">
            <text:p>0.00381795599848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57]+1" office:value-type="float" office:value="56" calcext:value-type="float">
            <text:p>56</text:p>
          </table:table-cell>
          <table:table-cell table:formula="of:=POISSON([.S58];[.$D$2]*30;0)" office:value-type="float" office:value="0.00170004111223343" calcext:value-type="float">
            <text:p>0.001700041112233</text:p>
          </table:table-cell>
          <table:table-cell table:formula="of:=POISSON([.S58];[.$D$2]*30;1)" office:value-type="float" office:value="0.00551799711071701" calcext:value-type="float">
            <text:p>0.00551799711071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58]+1" office:value-type="float" office:value="57" calcext:value-type="float">
            <text:p>57</text:p>
          </table:table-cell>
          <table:table-cell table:formula="of:=POISSON([.S59];[.$D$2]*30;0)" office:value-type="float" office:value="0.00232637204831943" calcext:value-type="float">
            <text:p>0.002326372048319</text:p>
          </table:table-cell>
          <table:table-cell table:formula="of:=POISSON([.S59];[.$D$2]*30;1)" office:value-type="float" office:value="0.00784436915903644" calcext:value-type="float">
            <text:p>0.00784436915903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59]+1" office:value-type="float" office:value="58" calcext:value-type="float">
            <text:p>58</text:p>
          </table:table-cell>
          <table:table-cell table:formula="of:=POISSON([.S60];[.$D$2]*30;0)" office:value-type="float" office:value="0.00312856930636061" calcext:value-type="float">
            <text:p>0.003128569306361</text:p>
          </table:table-cell>
          <table:table-cell table:formula="of:=POISSON([.S60];[.$D$2]*30;1)" office:value-type="float" office:value="0.010972938465397" calcext:value-type="float">
            <text:p>0.01097293846539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0]+1" office:value-type="float" office:value="59" calcext:value-type="float">
            <text:p>59</text:p>
          </table:table-cell>
          <table:table-cell table:formula="of:=POISSON([.S61];[.$D$2]*30;0)" office:value-type="float" office:value="0.00413607467620555" calcext:value-type="float">
            <text:p>0.004136074676206</text:p>
          </table:table-cell>
          <table:table-cell table:formula="of:=POISSON([.S61];[.$D$2]*30;1)" office:value-type="float" office:value="0.0151090131416026" calcext:value-type="float">
            <text:p>0.01510901314160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1]+1" office:value-type="float" office:value="60" calcext:value-type="float">
            <text:p>60</text:p>
          </table:table-cell>
          <table:table-cell table:formula="of:=POISSON([.S62];[.$D$2]*30;0)" office:value-type="float" office:value="0.00537689707906722" calcext:value-type="float">
            <text:p>0.005376897079067</text:p>
          </table:table-cell>
          <table:table-cell table:formula="of:=POISSON([.S62];[.$D$2]*30;1)" office:value-type="float" office:value="0.0204859102206698" calcext:value-type="float">
            <text:p>0.0204859102206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2]+1" office:value-type="float" office:value="61" calcext:value-type="float">
            <text:p>61</text:p>
          </table:table-cell>
          <table:table-cell table:formula="of:=POISSON([.S63];[.$D$2]*30;0)" office:value-type="float" office:value="0.00687537659290562" calcext:value-type="float">
            <text:p>0.006875376592906</text:p>
          </table:table-cell>
          <table:table-cell table:formula="of:=POISSON([.S63];[.$D$2]*30;1)" office:value-type="float" office:value="0.0273612868135754" calcext:value-type="float">
            <text:p>0.02736128681357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3]+1" office:value-type="float" office:value="62" calcext:value-type="float">
            <text:p>62</text:p>
          </table:table-cell>
          <table:table-cell table:formula="of:=POISSON([.S64];[.$D$2]*30;0)" office:value-type="float" office:value="0.00864966732655869" calcext:value-type="float">
            <text:p>0.008649667326559</text:p>
          </table:table-cell>
          <table:table-cell table:formula="of:=POISSON([.S64];[.$D$2]*30;1)" office:value-type="float" office:value="0.0360109541401341" calcext:value-type="float">
            <text:p>0.03601095414013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4]+1" office:value-type="float" office:value="63" calcext:value-type="float">
            <text:p>63</text:p>
          </table:table-cell>
          <table:table-cell table:formula="of:=POISSON([.S65];[.$D$2]*30;0)" office:value-type="float" office:value="0.0107091119281203" calcext:value-type="float">
            <text:p>0.01070911192812</text:p>
          </table:table-cell>
          <table:table-cell table:formula="of:=POISSON([.S65];[.$D$2]*30;1)" office:value-type="float" office:value="0.0467200660682544" calcext:value-type="float">
            <text:p>0.04672006606825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5]+1" office:value-type="float" office:value="64" calcext:value-type="float">
            <text:p>64</text:p>
          </table:table-cell>
          <table:table-cell table:formula="of:=POISSON([.S66];[.$D$2]*30;0)" office:value-type="float" office:value="0.0130517301623966" calcext:value-type="float">
            <text:p>0.013051730162397</text:p>
          </table:table-cell>
          <table:table-cell table:formula="of:=POISSON([.S66];[.$D$2]*30;1)" office:value-type="float" office:value="0.059771796230651" calcext:value-type="float">
            <text:p>0.05977179623065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6]+1" office:value-type="float" office:value="65" calcext:value-type="float">
            <text:p>65</text:p>
          </table:table-cell>
          <table:table-cell table:formula="of:=POISSON([.S67];[.$D$2]*30;0)" office:value-type="float" office:value="0.0156620761948759" calcext:value-type="float">
            <text:p>0.015662076194876</text:p>
          </table:table-cell>
          <table:table-cell table:formula="of:=POISSON([.S67];[.$D$2]*30;1)" office:value-type="float" office:value="0.0754338724255269" calcext:value-type="float">
            <text:p>0.07543387242552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7]+1" office:value-type="float" office:value="66" calcext:value-type="float">
            <text:p>66</text:p>
          </table:table-cell>
          <table:table-cell table:formula="of:=POISSON([.S68];[.$D$2]*30;0)" office:value-type="float" office:value="0.0185097264121261" calcext:value-type="float">
            <text:p>0.018509726412126</text:p>
          </table:table-cell>
          <table:table-cell table:formula="of:=POISSON([.S68];[.$D$2]*30;1)" office:value-type="float" office:value="0.093943598837653" calcext:value-type="float">
            <text:p>0.09394359883765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8]+1" office:value-type="float" office:value="67" calcext:value-type="float">
            <text:p>67</text:p>
          </table:table-cell>
          <table:table-cell table:formula="of:=POISSON([.S69];[.$D$2]*30;0)" office:value-type="float" office:value="0.0215486367185945" calcext:value-type="float">
            <text:p>0.021548636718595</text:p>
          </table:table-cell>
          <table:table-cell table:formula="of:=POISSON([.S69];[.$D$2]*30;1)" office:value-type="float" office:value="0.115492235556248" calcext:value-type="float">
            <text:p>0.11549223555624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69]+1" office:value-type="float" office:value="68" calcext:value-type="float">
            <text:p>68</text:p>
          </table:table-cell>
          <table:table-cell table:formula="of:=POISSON([.S70];[.$D$2]*30;0)" office:value-type="float" office:value="0.0247175538830937" calcext:value-type="float">
            <text:p>0.024717553883094</text:p>
          </table:table-cell>
          <table:table-cell table:formula="of:=POISSON([.S70];[.$D$2]*30;1)" office:value-type="float" office:value="0.140209789439341" calcext:value-type="float">
            <text:p>0.14020978943934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0]+1" office:value-type="float" office:value="69" calcext:value-type="float">
            <text:p>69</text:p>
          </table:table-cell>
          <table:table-cell table:formula="of:=POISSON([.S71];[.$D$2]*30;0)" office:value-type="float" office:value="0.0279415826504538" calcext:value-type="float">
            <text:p>0.027941582650454</text:p>
          </table:table-cell>
          <table:table-cell table:formula="of:=POISSON([.S71];[.$D$2]*30;1)" office:value-type="float" office:value="0.168151372089795" calcext:value-type="float">
            <text:p>0.16815137208979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1]+1" office:value-type="float" office:value="70" calcext:value-type="float">
            <text:p>70</text:p>
          </table:table-cell>
          <table:table-cell table:formula="of:=POISSON([.S72];[.$D$2]*30;0)" office:value-type="float" office:value="0.0311349063819342" calcext:value-type="float">
            <text:p>0.031134906381934</text:p>
          </table:table-cell>
          <table:table-cell table:formula="of:=POISSON([.S72];[.$D$2]*30;1)" office:value-type="float" office:value="0.199286278471729" calcext:value-type="float">
            <text:p>0.19928627847172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2]+1" office:value-type="float" office:value="71" calcext:value-type="float">
            <text:p>71</text:p>
          </table:table-cell>
          <table:table-cell table:formula="of:=POISSON([.S73];[.$D$2]*30;0)" office:value-type="float" office:value="0.034204545039308" calcext:value-type="float">
            <text:p>0.034204545039308</text:p>
          </table:table-cell>
          <table:table-cell table:formula="of:=POISSON([.S73];[.$D$2]*30;1)" office:value-type="float" office:value="0.233490823511037" calcext:value-type="float">
            <text:p>0.23349082351103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3]+1" office:value-type="float" office:value="72" calcext:value-type="float">
            <text:p>72</text:p>
          </table:table-cell>
          <table:table-cell table:formula="of:=POISSON([.S74];[.$D$2]*30;0)" office:value-type="float" office:value="0.0370549237925837" calcext:value-type="float">
            <text:p>0.037054923792584</text:p>
          </table:table-cell>
          <table:table-cell table:formula="of:=POISSON([.S74];[.$D$2]*30;1)" office:value-type="float" office:value="0.270545747303621" calcext:value-type="float">
            <text:p>0.27054574730362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4]+1" office:value-type="float" office:value="73" calcext:value-type="float">
            <text:p>73</text:p>
          </table:table-cell>
          <table:table-cell table:formula="of:=POISSON([.S75];[.$D$2]*30;0)" office:value-type="float" office:value="0.0395929322715278" calcext:value-type="float">
            <text:p>0.039592932271528</text:p>
          </table:table-cell>
          <table:table-cell table:formula="of:=POISSON([.S75];[.$D$2]*30;1)" office:value-type="float" office:value="0.310138679575149" calcext:value-type="float">
            <text:p>0.31013867957514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5]+1" office:value-type="float" office:value="74" calcext:value-type="float">
            <text:p>74</text:p>
          </table:table-cell>
          <table:table-cell table:formula="of:=POISSON([.S76];[.$D$2]*30;0)" office:value-type="float" office:value="0.0417330907726914" calcext:value-type="float">
            <text:p>0.041733090772692</text:p>
          </table:table-cell>
          <table:table-cell table:formula="of:=POISSON([.S76];[.$D$2]*30;1)" office:value-type="float" office:value="0.35187177034784" calcext:value-type="float">
            <text:p>0.3518717703478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6]+1" office:value-type="float" office:value="75" calcext:value-type="float">
            <text:p>75</text:p>
          </table:table-cell>
          <table:table-cell table:formula="of:=POISSON([.S77];[.$D$2]*30;0)" office:value-type="float" office:value="0.0434024144035991" calcext:value-type="float">
            <text:p>0.043402414403599</text:p>
          </table:table-cell>
          <table:table-cell table:formula="of:=POISSON([.S77];[.$D$2]*30;1)" office:value-type="float" office:value="0.395274184751439" calcext:value-type="float">
            <text:p>0.39527418475143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7]+1" office:value-type="float" office:value="76" calcext:value-type="float">
            <text:p>76</text:p>
          </table:table-cell>
          <table:table-cell table:formula="of:=POISSON([.S78];[.$D$2]*30;0)" office:value-type="float" office:value="0.0445445832036938" calcext:value-type="float">
            <text:p>0.044544583203694</text:p>
          </table:table-cell>
          <table:table-cell table:formula="of:=POISSON([.S78];[.$D$2]*30;1)" office:value-type="float" office:value="0.439818767955133" calcext:value-type="float">
            <text:p>0.43981876795513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8]+1" office:value-type="float" office:value="77" calcext:value-type="float">
            <text:p>77</text:p>
          </table:table-cell>
          <table:table-cell table:formula="of:=POISSON([.S79];[.$D$2]*30;0)" office:value-type="float" office:value="0.0451230842842613" calcext:value-type="float">
            <text:p>0.045123084284261</text:p>
          </table:table-cell>
          <table:table-cell table:formula="of:=POISSON([.S79];[.$D$2]*30;1)" office:value-type="float" office:value="0.484941852239394" calcext:value-type="float">
            <text:p>0.48494185223939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79]+1" office:value-type="float" office:value="78" calcext:value-type="float">
            <text:p>78</text:p>
          </table:table-cell>
          <table:table-cell table:formula="of:=POISSON([.S80];[.$D$2]*30;0)" office:value-type="float" office:value="0.0451230842842613" calcext:value-type="float">
            <text:p>0.045123084284261</text:p>
          </table:table-cell>
          <table:table-cell table:formula="of:=POISSON([.S80];[.$D$2]*30;1)" office:value-type="float" office:value="0.530064936523656" calcext:value-type="float">
            <text:p>0.53006493652365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0]+1" office:value-type="float" office:value="79" calcext:value-type="float">
            <text:p>79</text:p>
          </table:table-cell>
          <table:table-cell table:formula="of:=POISSON([.S81];[.$D$2]*30;0)" office:value-type="float" office:value="0.044551906002182" calcext:value-type="float">
            <text:p>0.044551906002182</text:p>
          </table:table-cell>
          <table:table-cell table:formula="of:=POISSON([.S81];[.$D$2]*30;1)" office:value-type="float" office:value="0.574616842525838" calcext:value-type="float">
            <text:p>0.57461684252583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1]+1" office:value-type="float" office:value="80" calcext:value-type="float">
            <text:p>80</text:p>
          </table:table-cell>
          <table:table-cell table:formula="of:=POISSON([.S82];[.$D$2]*30;0)" office:value-type="float" office:value="0.0434381083521275" calcext:value-type="float">
            <text:p>0.043438108352128</text:p>
          </table:table-cell>
          <table:table-cell table:formula="of:=POISSON([.S82];[.$D$2]*30;1)" office:value-type="float" office:value="0.618054950877965" calcext:value-type="float">
            <text:p>0.61805495087796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2]+1" office:value-type="float" office:value="81" calcext:value-type="float">
            <text:p>81</text:p>
          </table:table-cell>
          <table:table-cell table:formula="of:=POISSON([.S83];[.$D$2]*30;0)" office:value-type="float" office:value="0.0418292895242709" calcext:value-type="float">
            <text:p>0.041829289524271</text:p>
          </table:table-cell>
          <table:table-cell table:formula="of:=POISSON([.S83];[.$D$2]*30;1)" office:value-type="float" office:value="0.659884240402236" calcext:value-type="float">
            <text:p>0.65988424040223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3]+1" office:value-type="float" office:value="82" calcext:value-type="float">
            <text:p>82</text:p>
          </table:table-cell>
          <table:table-cell table:formula="of:=POISSON([.S84];[.$D$2]*30;0)" office:value-type="float" office:value="0.0397888363767455" calcext:value-type="float">
            <text:p>0.039788836376746</text:p>
          </table:table-cell>
          <table:table-cell table:formula="of:=POISSON([.S84];[.$D$2]*30;1)" office:value-type="float" office:value="0.699673076778982" calcext:value-type="float">
            <text:p>0.699673076778982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4]+1" office:value-type="float" office:value="83" calcext:value-type="float">
            <text:p>83</text:p>
          </table:table-cell>
          <table:table-cell table:formula="of:=POISSON([.S85];[.$D$2]*30;0)" office:value-type="float" office:value="0.0373919185227246" calcext:value-type="float">
            <text:p>0.037391918522725</text:p>
          </table:table-cell>
          <table:table-cell table:formula="of:=POISSON([.S85];[.$D$2]*30;1)" office:value-type="float" office:value="0.737064995301706" calcext:value-type="float">
            <text:p>0.73706499530170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5]+1" office:value-type="float" office:value="84" calcext:value-type="float">
            <text:p>84</text:p>
          </table:table-cell>
          <table:table-cell table:formula="of:=POISSON([.S86];[.$D$2]*30;0)" office:value-type="float" office:value="0.0347210671996729" calcext:value-type="float">
            <text:p>0.034721067199673</text:p>
          </table:table-cell>
          <table:table-cell table:formula="of:=POISSON([.S86];[.$D$2]*30;1)" office:value-type="float" office:value="0.771786062501379" calcext:value-type="float">
            <text:p>0.77178606250137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6]+1" office:value-type="float" office:value="85" calcext:value-type="float">
            <text:p>85</text:p>
          </table:table-cell>
          <table:table-cell table:formula="of:=POISSON([.S87];[.$D$2]*30;0)" office:value-type="float" office:value="0.0318616851949939" calcext:value-type="float">
            <text:p>0.031861685194994</text:p>
          </table:table-cell>
          <table:table-cell table:formula="of:=POISSON([.S87];[.$D$2]*30;1)" office:value-type="float" office:value="0.803647747696373" calcext:value-type="float">
            <text:p>0.80364774769637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7]+1" office:value-type="float" office:value="86" calcext:value-type="float">
            <text:p>86</text:p>
          </table:table-cell>
          <table:table-cell table:formula="of:=POISSON([.S88];[.$D$2]*30;0)" office:value-type="float" office:value="0.0288978075024364" calcext:value-type="float">
            <text:p>0.028897807502436</text:p>
          </table:table-cell>
          <table:table-cell table:formula="of:=POISSON([.S88];[.$D$2]*30;1)" office:value-type="float" office:value="0.83254555519881" calcext:value-type="float">
            <text:p>0.8325455551988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8]+1" office:value-type="float" office:value="87" calcext:value-type="float">
            <text:p>87</text:p>
          </table:table-cell>
          <table:table-cell table:formula="of:=POISSON([.S89];[.$D$2]*30;0)" office:value-type="float" office:value="0.0259083791401154" calcext:value-type="float">
            <text:p>0.025908379140115</text:p>
          </table:table-cell>
          <table:table-cell table:formula="of:=POISSON([.S89];[.$D$2]*30;1)" office:value-type="float" office:value="0.858453934338925" calcext:value-type="float">
            <text:p>0.85845393433892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89]+1" office:value-type="float" office:value="88" calcext:value-type="float">
            <text:p>88</text:p>
          </table:table-cell>
          <table:table-cell table:formula="of:=POISSON([.S90];[.$D$2]*30;0)" office:value-type="float" office:value="0.0229642451469204" calcext:value-type="float">
            <text:p>0.022964245146921</text:p>
          </table:table-cell>
          <table:table-cell table:formula="of:=POISSON([.S90];[.$D$2]*30;1)" office:value-type="float" office:value="0.881418179485845" calcext:value-type="float">
            <text:p>0.88141817948584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0]+1" office:value-type="float" office:value="89" calcext:value-type="float">
            <text:p>89</text:p>
          </table:table-cell>
          <table:table-cell table:formula="of:=POISSON([.S91];[.$D$2]*30;0)" office:value-type="float" office:value="0.0201259676568516" calcext:value-type="float">
            <text:p>0.020125967656852</text:p>
          </table:table-cell>
          <table:table-cell table:formula="of:=POISSON([.S91];[.$D$2]*30;1)" office:value-type="float" office:value="0.901544147142697" calcext:value-type="float">
            <text:p>0.901544147142697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1]+1" office:value-type="float" office:value="90" calcext:value-type="float">
            <text:p>90</text:p>
          </table:table-cell>
          <table:table-cell table:formula="of:=POISSON([.S92];[.$D$2]*30;0)" office:value-type="float" office:value="0.0174425053026047" calcext:value-type="float">
            <text:p>0.017442505302605</text:p>
          </table:table-cell>
          <table:table-cell table:formula="of:=POISSON([.S92];[.$D$2]*30;1)" office:value-type="float" office:value="0.918986652445302" calcext:value-type="float">
            <text:p>0.918986652445302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2]+1" office:value-type="float" office:value="91" calcext:value-type="float">
            <text:p>91</text:p>
          </table:table-cell>
          <table:table-cell table:formula="of:=POISSON([.S93];[.$D$2]*30;0)" office:value-type="float" office:value="0.0149507188308041" calcext:value-type="float">
            <text:p>0.014950718830804</text:p>
          </table:table-cell>
          <table:table-cell table:formula="of:=POISSON([.S93];[.$D$2]*30;1)" office:value-type="float" office:value="0.933937371276106" calcext:value-type="float">
            <text:p>0.93393737127610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3]+1" office:value-type="float" office:value="92" calcext:value-type="float">
            <text:p>92</text:p>
          </table:table-cell>
          <table:table-cell table:formula="of:=POISSON([.S94];[.$D$2]*30;0)" office:value-type="float" office:value="0.0126756094435078" calcext:value-type="float">
            <text:p>0.012675609443508</text:p>
          </table:table-cell>
          <table:table-cell table:formula="of:=POISSON([.S94];[.$D$2]*30;1)" office:value-type="float" office:value="0.946612980719614" calcext:value-type="float">
            <text:p>0.94661298071961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4]+1" office:value-type="float" office:value="93" calcext:value-type="float">
            <text:p>93</text:p>
          </table:table-cell>
          <table:table-cell table:formula="of:=POISSON([.S95];[.$D$2]*30;0)" office:value-type="float" office:value="0.0106311563074581" calcext:value-type="float">
            <text:p>0.010631156307458</text:p>
          </table:table-cell>
          <table:table-cell table:formula="of:=POISSON([.S95];[.$D$2]*30;1)" office:value-type="float" office:value="0.957244137027072" calcext:value-type="float">
            <text:p>0.957244137027072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5]+1" office:value-type="float" office:value="94" calcext:value-type="float">
            <text:p>94</text:p>
          </table:table-cell>
          <table:table-cell table:formula="of:=POISSON([.S96];[.$D$2]*30;0)" office:value-type="float" office:value="0.00882159778703974" calcext:value-type="float">
            <text:p>0.00882159778704</text:p>
          </table:table-cell>
          <table:table-cell table:formula="of:=POISSON([.S96];[.$D$2]*30;1)" office:value-type="float" office:value="0.966065734814111" calcext:value-type="float">
            <text:p>0.96606573481411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6]+1" office:value-type="float" office:value="95" calcext:value-type="float">
            <text:p>95</text:p>
          </table:table-cell>
          <table:table-cell table:formula="of:=POISSON([.S97];[.$D$2]*30;0)" office:value-type="float" office:value="0.00724299607777999" calcext:value-type="float">
            <text:p>0.00724299607778</text:p>
          </table:table-cell>
          <table:table-cell table:formula="of:=POISSON([.S97];[.$D$2]*30;1)" office:value-type="float" office:value="0.973308730891892" calcext:value-type="float">
            <text:p>0.973308730891892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7]+1" office:value-type="float" office:value="96" calcext:value-type="float">
            <text:p>96</text:p>
          </table:table-cell>
          <table:table-cell table:formula="of:=POISSON([.S98];[.$D$2]*30;0)" office:value-type="float" office:value="0.00588493431319625" calcext:value-type="float">
            <text:p>0.005884934313196</text:p>
          </table:table-cell>
          <table:table-cell table:formula="of:=POISSON([.S98];[.$D$2]*30;1)" office:value-type="float" office:value="0.979193665205088" calcext:value-type="float">
            <text:p>0.97919366520508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8]+1" office:value-type="float" office:value="97" calcext:value-type="float">
            <text:p>97</text:p>
          </table:table-cell>
          <table:table-cell table:formula="of:=POISSON([.S99];[.$D$2]*30;0)" office:value-type="float" office:value="0.00473221522092069" calcext:value-type="float">
            <text:p>0.004732215220921</text:p>
          </table:table-cell>
          <table:table-cell table:formula="of:=POISSON([.S99];[.$D$2]*30;1)" office:value-type="float" office:value="0.983925880426008" calcext:value-type="float">
            <text:p>0.98392588042600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99]+1" office:value-type="float" office:value="98" calcext:value-type="float">
            <text:p>98</text:p>
          </table:table-cell>
          <table:table-cell table:formula="of:=POISSON([.S100];[.$D$2]*30;0)" office:value-type="float" office:value="0.00376645701256953" calcext:value-type="float">
            <text:p>0.00376645701257</text:p>
          </table:table-cell>
          <table:table-cell table:formula="of:=POISSON([.S100];[.$D$2]*30;1)" office:value-type="float" office:value="0.987692337438578" calcext:value-type="float">
            <text:p>0.98769233743857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0]+1" office:value-type="float" office:value="99" calcext:value-type="float">
            <text:p>99</text:p>
          </table:table-cell>
          <table:table-cell table:formula="of:=POISSON([.S101];[.$D$2]*30;0)" office:value-type="float" office:value="0.00296751158566084" calcext:value-type="float">
            <text:p>0.002967511585661</text:p>
          </table:table-cell>
          <table:table-cell table:formula="of:=POISSON([.S101];[.$D$2]*30;1)" office:value-type="float" office:value="0.990659849024239" calcext:value-type="float">
            <text:p>0.99065984902423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1]+1" office:value-type="float" office:value="100" calcext:value-type="float">
            <text:p>100</text:p>
          </table:table-cell>
          <table:table-cell table:formula="of:=POISSON([.S102];[.$D$2]*30;0)" office:value-type="float" office:value="0.00231465903681546" calcext:value-type="float">
            <text:p>0.002314659036815</text:p>
          </table:table-cell>
          <table:table-cell table:formula="of:=POISSON([.S102];[.$D$2]*30;1)" office:value-type="float" office:value="0.992974508061054" calcext:value-type="float">
            <text:p>0.99297450806105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2]+1" office:value-type="float" office:value="101" calcext:value-type="float">
            <text:p>101</text:p>
          </table:table-cell>
          <table:table-cell table:formula="of:=POISSON([.S103];[.$D$2]*30;0)" office:value-type="float" office:value="0.0017875584640753" calcext:value-type="float">
            <text:p>0.001787558464075</text:p>
          </table:table-cell>
          <table:table-cell table:formula="of:=POISSON([.S103];[.$D$2]*30;1)" office:value-type="float" office:value="0.99476206652513" calcext:value-type="float">
            <text:p>0.9947620665251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3]+1" office:value-type="float" office:value="102" calcext:value-type="float">
            <text:p>102</text:p>
          </table:table-cell>
          <table:table-cell table:formula="of:=POISSON([.S104];[.$D$2]*30;0)" office:value-type="float" office:value="0.00136695647252817" calcext:value-type="float">
            <text:p>0.001366956472528</text:p>
          </table:table-cell>
          <table:table-cell table:formula="of:=POISSON([.S104];[.$D$2]*30;1)" office:value-type="float" office:value="0.996129022997658" calcext:value-type="float">
            <text:p>0.99612902299765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4]+1" office:value-type="float" office:value="103" calcext:value-type="float">
            <text:p>103</text:p>
          </table:table-cell>
          <table:table-cell table:formula="of:=POISSON([.S105];[.$D$2]*30;0)" office:value-type="float" office:value="0.00103517092094367" calcext:value-type="float">
            <text:p>0.001035170920944</text:p>
          </table:table-cell>
          <table:table-cell table:formula="of:=POISSON([.S105];[.$D$2]*30;1)" office:value-type="float" office:value="0.997164193918601" calcext:value-type="float">
            <text:p>0.99716419391860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5]+1" office:value-type="float" office:value="104" calcext:value-type="float">
            <text:p>104</text:p>
          </table:table-cell>
          <table:table-cell table:formula="of:=POISSON([.S106];[.$D$2]*30;0)" office:value-type="float" office:value="0.000776378190707749" calcext:value-type="float">
            <text:p>0.000776378190708</text:p>
          </table:table-cell>
          <table:table-cell table:formula="of:=POISSON([.S106];[.$D$2]*30;1)" office:value-type="float" office:value="0.997940572109309" calcext:value-type="float">
            <text:p>0.99794057210930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6]+1" office:value-type="float" office:value="105" calcext:value-type="float">
            <text:p>105</text:p>
          </table:table-cell>
          <table:table-cell table:formula="of:=POISSON([.S107];[.$D$2]*30;0)" office:value-type="float" office:value="0.000576738084525756" calcext:value-type="float">
            <text:p>0.000576738084526</text:p>
          </table:table-cell>
          <table:table-cell table:formula="of:=POISSON([.S107];[.$D$2]*30;1)" office:value-type="float" office:value="0.998517310193835" calcext:value-type="float">
            <text:p>0.99851731019383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7]+1" office:value-type="float" office:value="106" calcext:value-type="float">
            <text:p>106</text:p>
          </table:table-cell>
          <table:table-cell table:formula="of:=POISSON([.S108];[.$D$2]*30;0)" office:value-type="float" office:value="0.000424392175405745" calcext:value-type="float">
            <text:p>0.000424392175406</text:p>
          </table:table-cell>
          <table:table-cell table:formula="of:=POISSON([.S108];[.$D$2]*30;1)" office:value-type="float" office:value="0.998941702369241" calcext:value-type="float">
            <text:p>0.998941702369241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8]+1" office:value-type="float" office:value="107" calcext:value-type="float">
            <text:p>107</text:p>
          </table:table-cell>
          <table:table-cell table:formula="of:=POISSON([.S109];[.$D$2]*30;0)" office:value-type="float" office:value="0.000309369997024749" calcext:value-type="float">
            <text:p>0.000309369997025</text:p>
          </table:table-cell>
          <table:table-cell table:formula="of:=POISSON([.S109];[.$D$2]*30;1)" office:value-type="float" office:value="0.999251072366265" calcext:value-type="float">
            <text:p>0.99925107236626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09]+1" office:value-type="float" office:value="108" calcext:value-type="float">
            <text:p>108</text:p>
          </table:table-cell>
          <table:table-cell table:formula="of:=POISSON([.S110];[.$D$2]*30;0)" office:value-type="float" office:value="0.000223433886740096" calcext:value-type="float">
            <text:p>0.00022343388674</text:p>
          </table:table-cell>
          <table:table-cell table:formula="of:=POISSON([.S110];[.$D$2]*30;1)" office:value-type="float" office:value="0.999474506253006" calcext:value-type="float">
            <text:p>0.99947450625300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0]+1" office:value-type="float" office:value="109" calcext:value-type="float">
            <text:p>109</text:p>
          </table:table-cell>
          <table:table-cell table:formula="of:=POISSON([.S111];[.$D$2]*30;0)" office:value-type="float" office:value="0.000159888469410344" calcext:value-type="float">
            <text:p>0.00015988846941</text:p>
          </table:table-cell>
          <table:table-cell table:formula="of:=POISSON([.S111];[.$D$2]*30;1)" office:value-type="float" office:value="0.999634394722416" calcext:value-type="float">
            <text:p>0.99963439472241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1]+1" office:value-type="float" office:value="110" calcext:value-type="float">
            <text:p>110</text:p>
          </table:table-cell>
          <table:table-cell table:formula="of:=POISSON([.S112];[.$D$2]*30;0)" office:value-type="float" office:value="0.000113375460127335" calcext:value-type="float">
            <text:p>0.000113375460127</text:p>
          </table:table-cell>
          <table:table-cell table:formula="of:=POISSON([.S112];[.$D$2]*30;1)" office:value-type="float" office:value="0.999747770182543" calcext:value-type="float">
            <text:p>0.99974777018254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2]+1" office:value-type="float" office:value="111" calcext:value-type="float">
            <text:p>111</text:p>
          </table:table-cell>
          <table:table-cell table:formula="of:=POISSON([.S113];[.$D$2]*30;0)" office:value-type="float" office:value="0.0000796692422516408" calcext:value-type="float">
            <text:p>7.96692422516408E-05</text:p>
          </table:table-cell>
          <table:table-cell table:formula="of:=POISSON([.S113];[.$D$2]*30;1)" office:value-type="float" office:value="0.999827439424795" calcext:value-type="float">
            <text:p>0.99982743942479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3]+1" office:value-type="float" office:value="112" calcext:value-type="float">
            <text:p>112</text:p>
          </table:table-cell>
          <table:table-cell table:formula="of:=POISSON([.S114];[.$D$2]*30;0)" office:value-type="float" office:value="0.000055483936568107" calcext:value-type="float">
            <text:p>5.5483936568107E-05</text:p>
          </table:table-cell>
          <table:table-cell table:formula="of:=POISSON([.S114];[.$D$2]*30;1)" office:value-type="float" office:value="0.999882923361363" calcext:value-type="float">
            <text:p>0.99988292336136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4]+1" office:value-type="float" office:value="113" calcext:value-type="float">
            <text:p>113</text:p>
          </table:table-cell>
          <table:table-cell table:formula="of:=POISSON([.S115];[.$D$2]*30;0)" office:value-type="float" office:value="0.0000382986464806402" calcext:value-type="float">
            <text:p>3.82986464806402E-05</text:p>
          </table:table-cell>
          <table:table-cell table:formula="of:=POISSON([.S115];[.$D$2]*30;1)" office:value-type="float" office:value="0.999921222007844" calcext:value-type="float">
            <text:p>0.99992122200784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5]+1" office:value-type="float" office:value="114" calcext:value-type="float">
            <text:p>114</text:p>
          </table:table-cell>
          <table:table-cell table:formula="of:=POISSON([.S116];[.$D$2]*30;0)" office:value-type="float" office:value="0.0000262043370657012" calcext:value-type="float">
            <text:p>2.62043370657012E-05</text:p>
          </table:table-cell>
          <table:table-cell table:formula="of:=POISSON([.S116];[.$D$2]*30;1)" office:value-type="float" office:value="0.999947426344909" calcext:value-type="float">
            <text:p>0.999947426344909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6]+1" office:value-type="float" office:value="115" calcext:value-type="float">
            <text:p>115</text:p>
          </table:table-cell>
          <table:table-cell table:formula="of:=POISSON([.S117];[.$D$2]*30;0)" office:value-type="float" office:value="0.0000177733764445626" calcext:value-type="float">
            <text:p>1.77733764445626E-05</text:p>
          </table:table-cell>
          <table:table-cell table:formula="of:=POISSON([.S117];[.$D$2]*30;1)" office:value-type="float" office:value="0.999965199721354" calcext:value-type="float">
            <text:p>0.999965199721354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7]+1" office:value-type="float" office:value="116" calcext:value-type="float">
            <text:p>116</text:p>
          </table:table-cell>
          <table:table-cell table:formula="of:=POISSON([.S118];[.$D$2]*30;0)" office:value-type="float" office:value="0.0000119510634713438" calcext:value-type="float">
            <text:p>1.19510634713438E-05</text:p>
          </table:table-cell>
          <table:table-cell table:formula="of:=POISSON([.S118];[.$D$2]*30;1)" office:value-type="float" office:value="0.999977150784825" calcext:value-type="float">
            <text:p>0.99997715078482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8]+1" office:value-type="float" office:value="117" calcext:value-type="float">
            <text:p>117</text:p>
          </table:table-cell>
          <table:table-cell table:formula="of:=POISSON([.S119];[.$D$2]*30;0)" office:value-type="float" office:value="0.00000796737564756252" calcext:value-type="float">
            <text:p>7.96737564756252E-06</text:p>
          </table:table-cell>
          <table:table-cell table:formula="of:=POISSON([.S119];[.$D$2]*30;1)" office:value-type="float" office:value="0.999985118160473" calcext:value-type="float">
            <text:p>0.999985118160473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19]+1" office:value-type="float" office:value="118" calcext:value-type="float">
            <text:p>118</text:p>
          </table:table-cell>
          <table:table-cell table:formula="of:=POISSON([.S120];[.$D$2]*30;0)" office:value-type="float" office:value="0.00000526657034330404" calcext:value-type="float">
            <text:p>5.26657034330404E-06</text:p>
          </table:table-cell>
          <table:table-cell table:formula="of:=POISSON([.S120];[.$D$2]*30;1)" office:value-type="float" office:value="0.999990384730816" calcext:value-type="float">
            <text:p>0.999990384730816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20]+1" office:value-type="float" office:value="119" calcext:value-type="float">
            <text:p>119</text:p>
          </table:table-cell>
          <table:table-cell table:formula="of:=POISSON([.S121];[.$D$2]*30;0)" office:value-type="float" office:value="0.00000345203770401441" calcext:value-type="float">
            <text:p>3.45203770401441E-06</text:p>
          </table:table-cell>
          <table:table-cell table:formula="of:=POISSON([.S121];[.$D$2]*30;1)" office:value-type="float" office:value="0.99999383676852" calcext:value-type="float">
            <text:p>0.99999383676852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21]+1" office:value-type="float" office:value="120" calcext:value-type="float">
            <text:p>120</text:p>
          </table:table-cell>
          <table:table-cell table:formula="of:=POISSON([.S122];[.$D$2]*30;0)" office:value-type="float" office:value="0.00000224382450760937" calcext:value-type="float">
            <text:p>2.24382450760937E-06</text:p>
          </table:table-cell>
          <table:table-cell table:formula="of:=POISSON([.S122];[.$D$2]*30;1)" office:value-type="float" office:value="0.999996080593028" calcext:value-type="float">
            <text:p>0.999996080593028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22]+1" office:value-type="float" office:value="121" calcext:value-type="float">
            <text:p>121</text:p>
          </table:table-cell>
          <table:table-cell table:formula="of:=POISSON([.S123];[.$D$2]*30;0)" office:value-type="float" office:value="0.00000144643232721926" calcext:value-type="float">
            <text:p>1.44643232721926E-06</text:p>
          </table:table-cell>
          <table:table-cell table:formula="of:=POISSON([.S123];[.$D$2]*30;1)" office:value-type="float" office:value="0.999997527025355" calcext:value-type="float">
            <text:p>0.999997527025355</text:p>
          </table:table-cell>
          <table:table-cell table:number-columns-repeated="43"/>
        </table:table-row>
        <table:table-row table:style-name="ro2">
          <table:table-cell table:number-columns-repeated="18"/>
          <table:table-cell table:formula="of:=[.S123]+1" office:value-type="float" office:value="122" calcext:value-type="float">
            <text:p>122</text:p>
          </table:table-cell>
          <table:table-cell table:formula="of:=POISSON([.S124];[.$D$2]*30;0)" office:value-type="float" office:value="0.000000924768209205758" calcext:value-type="float">
            <text:p>9.24768209205758E-07</text:p>
          </table:table-cell>
          <table:table-cell table:formula="of:=POISSON([.S124];[.$D$2]*30;1)" office:value-type="float" office:value="0.999998451793564" calcext:value-type="float">
            <text:p>0.999998451793564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21:35:22.419947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0T22:16:25.275920748</dc:date>
    <meta:editing-duration>PT42M34S</meta:editing-duration>
    <meta:editing-cycles>3</meta:editing-cycles>
    <meta:generator>LibreOffice/6.3.4.2.0$Linux_X86_64 LibreOffice_project/30$Build-2</meta:generator>
    <meta:document-statistic meta:table-count="1" meta:cell-count="60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58cm" svg:height="12.373cm" xlink:href=".." xlink:type="simple" chart:class="chart:area" chart:style-name="ch1">
        <chart:title svg:x="6.463cm" svg:y="0.383cm" chart:style-name="ch2">
          <text:p>Bike frequency from 16:45 to 17:15</text:p>
        </chart:title>
        <chart:subtitle svg:x="4.605cm" svg:y="1.382cm" chart:style-name="ch3">
          <text:p>in the intersection between Elgeseter Bridge and Samfundet</text:p>
        </chart:subtitle>
        <chart:plot-area chart:style-name="ch4" table:cell-range-address="freqs.A2:freqs.A56 freqs.C1:freqs.C56" chart:data-source-has-labels="both" svg:x="1.375cm" svg:y="2.308cm" svg:width="18.184cm" svg:height="8.872cm">
          <chartooo:coordinate-region svg:x="2.017cm" svg:y="2.308cm" svg:width="17.254cm" svg:height="7.484cm"/>
          <chart:axis chart:dimension="x" chart:name="primary-x" chart:style-name="ch5" chartooo:axis-type="auto">
            <chartooo:date-scale/>
            <chart:title svg:x="9.461cm" svg:y="11.428cm" chart:style-name="ch6">
              <text:p>Time (mm:ss)</text:p>
            </chart:title>
            <chart:categories table:cell-range-address="freqs.A2:freqs.A56"/>
          </chart:axis>
          <chart:axis chart:dimension="y" chart:name="primary-y" chart:style-name="ch5">
            <chart:title svg:x="0.451cm" svg:y="7.722cm" chart:style-name="ch7">
              <text:p>Bikes passed</text:p>
            </chart:title>
            <chart:grid chart:style-name="ch8" chart:class="major"/>
          </chart:axis>
          <chart:series chart:style-name="ch9" chart:values-cell-range-address="freqs.C2:freqs.C56" chart:label-cell-address="freqs.C1:freqs.C1" chart:class="chart:area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kes</text:p>
                <draw:g>
                  <svg:desc>freqs.C1:freq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10</text:p>
                <draw:g>
                  <svg:desc>freqs.A2:freqs.A56</svg:desc>
                </draw:g>
              </table:table-cell>
              <table:table-cell office:value-type="float" office:value="3">
                <text:p>3</text:p>
                <draw:g>
                  <svg:desc>freqs.C2:freqs.C56</svg:desc>
                </draw:g>
              </table:table-cell>
            </table:table-row>
            <table:table-row>
              <table:table-cell office:value-type="string">
                <text:p>00: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0: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: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1: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: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2: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: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5: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6: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6: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6: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7: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7: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8: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9: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9: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: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: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: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: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: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: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: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: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: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: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: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: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: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: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: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: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: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: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: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:4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21cm" svg:y="0.316cm" chart:style-name="ch2">
          <text:p>Poisson Distribution</text:p>
        </chart:title>
        <chart:subtitle svg:x="6.339cm" svg:y="1.248cm" chart:style-name="ch3">
          <text:p>for bike frequency</text:p>
        </chart:subtitle>
        <chart:legend chart:legend-position="end" svg:x="14.101cm" svg:y="4.19cm" style:legend-expansion="high" chart:style-name="ch4"/>
        <chart:plot-area chart:style-name="ch5" table:cell-range-address="freqs.E1:freqs.F11" chart:data-source-has-labels="both" svg:x="0.32cm" svg:y="2.107cm" svg:width="13.461cm" svg:height="6.713cm">
          <chartooo:coordinate-region svg:x="1.269cm" svg:y="2.318cm" svg:width="12.512cm" svg:height="5.833cm"/>
          <chart:axis chart:dimension="x" chart:name="primary-x" chart:style-name="ch6" chartooo:axis-type="auto">
            <chartooo:date-scale/>
            <chart:categories table:cell-range-address="freqs.E2:freqs.E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eqs.F2:freqs.F11" chart:label-cell-address="freqs.F1:freqs.F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=x)</text:p>
                <draw:g>
                  <svg:desc>freqs.F1:freq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s.E2:freqs.E11</svg:desc>
                </draw:g>
              </table:table-cell>
              <table:table-cell office:value-type="float" office:value="0.0742735782143339">
                <text:p>0.0742735782143339</text:p>
                <draw:g>
                  <svg:desc>freqs.F2:freqs.F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93111303357268">
                <text:p>0.193111303357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1044694364449">
                <text:p>0.2510446943644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17572068449189">
                <text:p>0.2175720684491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1421844491973">
                <text:p>0.141421844491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35393591358258">
                <text:p>0.07353935913582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18670556255245">
                <text:p>0.03186705562552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18363349466234">
                <text:p>0.01183633494662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8468088576526">
                <text:p>0.00384680885765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1113003366552">
                <text:p>0.0011113003366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7cm" svg:y="0.316cm" chart:style-name="ch2">
          <text:p>Cumulative Probability</text:p>
        </chart:title>
        <chart:legend chart:legend-position="end" svg:x="13.288cm" svg:y="4.19cm" style:legend-expansion="high" chart:style-name="ch3"/>
        <chart:plot-area chart:style-name="ch4" table:cell-range-address="freqs.E1:freqs.E11 freqs.G1:freqs.G11" chart:data-source-has-labels="both" svg:x="0.32cm" svg:y="1.247cm" svg:width="12.648cm" svg:height="7.573cm">
          <chartooo:coordinate-region svg:x="1.073cm" svg:y="1.458cm" svg:width="11.796cm" svg:height="6.693cm"/>
          <chart:axis chart:dimension="x" chart:name="primary-x" chart:style-name="ch5" chartooo:axis-type="auto">
            <chartooo:date-scale/>
            <chart:categories table:cell-range-address="freqs.E2:freqs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qs.G2:freqs.G11" chart:label-cell-address="freqs.G1:freqs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&lt;=x)</text:p>
                <draw:g>
                  <svg:desc>freqs.G1:freqs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s.E2:freqs.E11</svg:desc>
                </draw:g>
              </table:table-cell>
              <table:table-cell office:value-type="float" office:value="0.0742735782143339">
                <text:p>0.0742735782143339</text:p>
                <draw:g>
                  <svg:desc>freqs.G2:freqs.G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7384881571602">
                <text:p>0.2673848815716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1842957593605">
                <text:p>0.518429575936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001644385239">
                <text:p>0.736001644385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7423488877212">
                <text:p>0.8774234888772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0962848013038">
                <text:p>0.950962848013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2829903638562">
                <text:p>0.9828299036385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94666238585186">
                <text:p>0.9946662385851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8513047442838">
                <text:p>0.9985130474428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99624347779493">
                <text:p>0.999624347779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21cm" svg:y="0.316cm" chart:style-name="ch2">
          <text:p>Poisson Distribution</text:p>
        </chart:title>
        <chart:subtitle svg:x="6.269cm" svg:y="1.248cm" chart:style-name="ch3">
          <text:p>with t = 30 minutes</text:p>
        </chart:subtitle>
        <chart:plot-area chart:style-name="ch4" table:cell-range-address="freqs.S1:freqs.T124" chart:data-source-has-labels="both" svg:x="1.296cm" svg:y="2.107cm" svg:width="14.384cm" svg:height="5.767cm">
          <chartooo:coordinate-region svg:x="2.44cm" svg:y="2.236cm" svg:width="13.24cm" svg:height="4.597cm"/>
          <chart:axis chart:dimension="x" chart:name="primary-x" chart:style-name="ch5" chartooo:axis-type="auto">
            <chartooo:date-scale/>
            <chart:title svg:x="8.166cm" svg:y="8.055cm" chart:style-name="ch6">
              <text:p>X=x</text:p>
            </chart:title>
            <chart:categories table:cell-range-address="freqs.S2:freqs.S124"/>
          </chart:axis>
          <chart:axis chart:dimension="y" chart:name="primary-y" chart:style-name="ch5">
            <chart:title svg:x="0.451cm" svg:y="5.522cm" chart:style-name="ch7">
              <text:p>P(X=x)</text:p>
            </chart:title>
            <chart:grid chart:style-name="ch8" chart:class="major"/>
          </chart:axis>
          <chart:series chart:style-name="ch9" chart:values-cell-range-address="freqs.T2:freqs.T124" chart:label-cell-address="freqs.T1:freqs.T1" chart:class="chart:line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=x)</text:p>
                <draw:g>
                  <svg:desc>freqs.T1:freqs.T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s.S2:freqs.S124</svg:desc>
                </draw:g>
              </table:table-cell>
              <table:table-cell office:value-type="float" office:value="1.33361481550226E-034">
                <text:p>1.33361481550226E-034</text:p>
                <draw:g>
                  <svg:desc>freqs.T2:freqs.T1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4021955609176E-032">
                <text:p>1.04021955609176E-0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05685626875788E-031">
                <text:p>4.05685626875788E-0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5478262987705E-029">
                <text:p>1.05478262987705E-0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5682612826024E-028">
                <text:p>2.05682612826024E-0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0864876008598E-027">
                <text:p>3.20864876008598E-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17124338811178E-026">
                <text:p>4.17124338811178E-0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64795691818169E-025">
                <text:p>4.64795691818169E-0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53175799522715E-024">
                <text:p>4.53175799522715E-0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2752359586353E-023">
                <text:p>3.92752359586353E-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6346840477355E-022">
                <text:p>3.06346840477355E-0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17227759611216E-021">
                <text:p>2.17227759611216E-0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4119804374729E-020">
                <text:p>1.4119804374729E-0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47188262483741E-020">
                <text:p>8.47188262483741E-0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72004889098084E-019">
                <text:p>4.72004889098084E-0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5442542331004E-018">
                <text:p>2.45442542331004E-0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9653239386364E-017">
                <text:p>1.19653239386364E-0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48997216008025E-017">
                <text:p>5.48997216008025E-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37898793603477E-016">
                <text:p>2.37898793603477E-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7663715268796E-016">
                <text:p>9.7663715268796E-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80888489548304E-015">
                <text:p>3.80888489548304E-0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0000000141472867546513">
                <text:p>0.00000000000001414728675465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0000000501585621301274">
                <text:p>0.00000000000005015856213012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00000170102949832606">
                <text:p>0.0000000000001701029498326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552834586955969">
                <text:p>0.000000000000552834586955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172484391130262">
                <text:p>0.000000000001724843911302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517453173390787">
                <text:p>0.000000000005174531733907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149486472312894">
                <text:p>0.00000000001494864723128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416426601443062">
                <text:p>0.00000000004164266014430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112004396250203">
                <text:p>0.000000000112004396250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291211430250527">
                <text:p>0.0000000002912114302505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732725534178747">
                <text:p>0.0000000007327255341787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178601848956069">
                <text:p>0.000000001786018489560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422149824805255">
                <text:p>0.000000004221498248052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968461362788526">
                <text:p>0.000000009684613627885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215828532278586">
                <text:p>0.00000002158285322785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467628486603603">
                <text:p>0.00000004676284866036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985811404191379">
                <text:p>0.00000009858114041913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202350761912967">
                <text:p>0.000000202350761912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404701523825934">
                <text:p>0.0000004047015238259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789167971460572">
                <text:p>0.0000007891679714605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150134394570548">
                <text:p>0.000001501343945705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27882101848816">
                <text:p>0.00000278821018488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505768359118058">
                <text:p>0.000005057683591180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896589363891103">
                <text:p>0.000008965893638911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155408823074458">
                <text:p>0.00001554088230744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263519308691472">
                <text:p>0.000026351930869147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437329916551805">
                <text:p>0.00004373299165518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710661114396683">
                <text:p>0.00007106611143966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113125646781513">
                <text:p>0.0001131256467815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7647600897916">
                <text:p>0.000176476008979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269904484321068">
                <text:p>0.0002699044843210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404856726481602">
                <text:p>0.0004048567264816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595826880482358">
                <text:p>0.0005958268804823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860638827363406">
                <text:p>0.0008606388273634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12205423369881">
                <text:p>0.00122054233698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170004111223343">
                <text:p>0.0017000411122334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32637204831943">
                <text:p>0.002326372048319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12856930636061">
                <text:p>0.0031285693063606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13607467620555">
                <text:p>0.004136074676205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37689707906722">
                <text:p>0.005376897079067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687537659290562">
                <text:p>0.006875376592905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864966732655869">
                <text:p>0.008649667326558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107091119281203">
                <text:p>0.01070911192812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30517301623966">
                <text:p>0.01305173016239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56620761948759">
                <text:p>0.01566207619487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85097264121261">
                <text:p>0.018509726412126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15486367185945">
                <text:p>0.02154863671859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47175538830937">
                <text:p>0.024717553883093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79415826504538">
                <text:p>0.02794158265045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11349063819342">
                <text:p>0.03113490638193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4204545039308">
                <text:p>0.03420454503930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370549237925837">
                <text:p>0.03705492379258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95929322715278">
                <text:p>0.039592932271527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417330907726914">
                <text:p>0.04173309077269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34024144035991">
                <text:p>0.04340241440359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45445832036938">
                <text:p>0.044544583203693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51230842842613">
                <text:p>0.04512308428426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51230842842613">
                <text:p>0.045123084284261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4551906002182">
                <text:p>0.0445519060021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34381083521275">
                <text:p>0.043438108352127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18292895242709">
                <text:p>0.041829289524270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397888363767455">
                <text:p>0.03978883637674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73919185227246">
                <text:p>0.03739191852272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47210671996729">
                <text:p>0.03472106719967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318616851949939">
                <text:p>0.031861685194993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88978075024364">
                <text:p>0.028897807502436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59083791401154">
                <text:p>0.025908379140115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29642451469204">
                <text:p>0.022964245146920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01259676568516">
                <text:p>0.02012596765685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74425053026047">
                <text:p>0.017442505302604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149507188308041">
                <text:p>0.01495071883080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6756094435078">
                <text:p>0.01267560944350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106311563074581">
                <text:p>0.010631156307458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882159778703974">
                <text:p>0.0088215977870397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724299607777999">
                <text:p>0.00724299607777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588493431319625">
                <text:p>0.005884934313196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473221522092069">
                <text:p>0.004732215220920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76645701256953">
                <text:p>0.0037664570125695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296751158566084">
                <text:p>0.002967511585660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31465903681546">
                <text:p>0.0023146590368154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17875584640753">
                <text:p>0.001787558464075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136695647252817">
                <text:p>0.0013669564725281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103517092094367">
                <text:p>0.0010351709209436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776378190707749">
                <text:p>0.0007763781907077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576738084525756">
                <text:p>0.00057673808452575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424392175405745">
                <text:p>0.00042439217540574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309369997024749">
                <text:p>0.00030936999702474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223433886740096">
                <text:p>0.0002234338867400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159888469410344">
                <text:p>0.0001598884694103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113375460127335">
                <text:p>0.0001133754601273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796692422516408">
                <text:p>0.000079669242251640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55483936568107">
                <text:p>0.00005548393656810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382986464806402">
                <text:p>0.000038298646480640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262043370657012">
                <text:p>0.000026204337065701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177733764445626">
                <text:p>0.000017773376444562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119510634713438">
                <text:p>0.000011951063471343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796737564756252">
                <text:p>0.0000079673756475625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526657034330404">
                <text:p>0.0000052665703433040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0345203770401441">
                <text:p>0.000003452037704014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224382450760937">
                <text:p>0.0000022438245076093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144643232721926">
                <text:p>0.0000014464323272192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0924768209205758">
                <text:p>0.0000009247682092057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